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51.19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2-rt-histogram" table:style-name="ta1">
        <table:shapes>
          <draw:frame draw:z-index="0" draw:style-name="gr1" draw:text-style-name="P1" svg:width="915.96pt" svg:height="521.8pt" svg:x="300.13pt" svg:y="104.66pt">
            <draw:object draw:notify-on-update-of-ranges="'pi2-rt-histogram'.A2:'pi2-rt-histogram'.A401 'pi2-rt-histogram'.B1:'pi2-rt-histogram'.B1 'pi2-rt-histogram'.B2:'pi2-rt-histogram'.B401 'pi2-rt-histogram'.C1:'pi2-rt-histogram'.C1 'pi2-rt-histogram'.C2:'pi2-rt-histogram'.C401 'pi2-rt-histogram'.D1:'pi2-rt-histogram'.D1 'pi2-rt-histogram'.D2:'pi2-rt-histogram'.D401 'pi2-rt-histogram'.E1:'pi2-rt-histogram'.E1 'pi2-rt-histogram'.E2:'pi2-rt-histogram'.E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re1</text:p>
          </table:table-cell>
          <table:table-cell office:value-type="string" calcext:value-type="string">
            <text:p>core2</text:p>
          </table:table-cell>
          <table:table-cell office:value-type="string" calcext:value-type="string">
            <text:p>core3</text:p>
          </table:table-cell>
          <table:table-cell office:value-type="string" calcext:value-type="string">
            <text:p>core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3" calcext:value-type="float">
            <text:p>1043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9836" calcext:value-type="float">
            <text:p>369836</text:p>
          </table:table-cell>
          <table:table-cell office:value-type="float" office:value="135495" calcext:value-type="float">
            <text:p>135495</text:p>
          </table:table-cell>
          <table:table-cell office:value-type="float" office:value="78142" calcext:value-type="float">
            <text:p>78142</text:p>
          </table:table-cell>
          <table:table-cell office:value-type="float" office:value="60649" calcext:value-type="float">
            <text:p>60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2379" calcext:value-type="float">
            <text:p>2572379</text:p>
          </table:table-cell>
          <table:table-cell office:value-type="float" office:value="2546711" calcext:value-type="float">
            <text:p>2546711</text:p>
          </table:table-cell>
          <table:table-cell office:value-type="float" office:value="1967071" calcext:value-type="float">
            <text:p>1967071</text:p>
          </table:table-cell>
          <table:table-cell office:value-type="float" office:value="2386112" calcext:value-type="float">
            <text:p>2386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4075" calcext:value-type="float">
            <text:p>1594075</text:p>
          </table:table-cell>
          <table:table-cell office:value-type="float" office:value="2950975" calcext:value-type="float">
            <text:p>2950975</text:p>
          </table:table-cell>
          <table:table-cell office:value-type="float" office:value="5375480" calcext:value-type="float">
            <text:p>5375480</text:p>
          </table:table-cell>
          <table:table-cell office:value-type="float" office:value="2525569" calcext:value-type="float">
            <text:p>25255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1506" calcext:value-type="float">
            <text:p>701506</text:p>
          </table:table-cell>
          <table:table-cell office:value-type="float" office:value="803221" calcext:value-type="float">
            <text:p>803221</text:p>
          </table:table-cell>
          <table:table-cell office:value-type="float" office:value="1180473" calcext:value-type="float">
            <text:p>1180473</text:p>
          </table:table-cell>
          <table:table-cell office:value-type="float" office:value="539883" calcext:value-type="float">
            <text:p>5398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7133" calcext:value-type="float">
            <text:p>977133</text:p>
          </table:table-cell>
          <table:table-cell office:value-type="float" office:value="529528" calcext:value-type="float">
            <text:p>529528</text:p>
          </table:table-cell>
          <table:table-cell office:value-type="float" office:value="677474" calcext:value-type="float">
            <text:p>677474</text:p>
          </table:table-cell>
          <table:table-cell office:value-type="float" office:value="2834081" calcext:value-type="float">
            <text:p>283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58243" calcext:value-type="float">
            <text:p>6858243</text:p>
          </table:table-cell>
          <table:table-cell office:value-type="float" office:value="4405172" calcext:value-type="float">
            <text:p>4405172</text:p>
          </table:table-cell>
          <table:table-cell office:value-type="float" office:value="1050293" calcext:value-type="float">
            <text:p>1050293</text:p>
          </table:table-cell>
          <table:table-cell office:value-type="float" office:value="19062009" calcext:value-type="float">
            <text:p>19062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55011" calcext:value-type="float">
            <text:p>11155011</text:p>
          </table:table-cell>
          <table:table-cell office:value-type="float" office:value="14892162" calcext:value-type="float">
            <text:p>14892162</text:p>
          </table:table-cell>
          <table:table-cell office:value-type="float" office:value="16607724" calcext:value-type="float">
            <text:p>16607724</text:p>
          </table:table-cell>
          <table:table-cell office:value-type="float" office:value="9001559" calcext:value-type="float">
            <text:p>90015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39515" calcext:value-type="float">
            <text:p>2139515</text:p>
          </table:table-cell>
          <table:table-cell office:value-type="float" office:value="2600553" calcext:value-type="float">
            <text:p>2600553</text:p>
          </table:table-cell>
          <table:table-cell office:value-type="float" office:value="6800145" calcext:value-type="float">
            <text:p>6800145</text:p>
          </table:table-cell>
          <table:table-cell office:value-type="float" office:value="1212930" calcext:value-type="float">
            <text:p>12129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0871" calcext:value-type="float">
            <text:p>520871</text:p>
          </table:table-cell>
          <table:table-cell office:value-type="float" office:value="1459541" calcext:value-type="float">
            <text:p>1459541</text:p>
          </table:table-cell>
          <table:table-cell office:value-type="float" office:value="604194" calcext:value-type="float">
            <text:p>604194</text:p>
          </table:table-cell>
          <table:table-cell office:value-type="float" office:value="889092" calcext:value-type="float">
            <text:p>8890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3100" calcext:value-type="float">
            <text:p>593100</text:p>
          </table:table-cell>
          <table:table-cell office:value-type="float" office:value="2781452" calcext:value-type="float">
            <text:p>2781452</text:p>
          </table:table-cell>
          <table:table-cell office:value-type="float" office:value="1009761" calcext:value-type="float">
            <text:p>1009761</text:p>
          </table:table-cell>
          <table:table-cell office:value-type="float" office:value="1146038" calcext:value-type="float">
            <text:p>1146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0571" calcext:value-type="float">
            <text:p>710571</text:p>
          </table:table-cell>
          <table:table-cell office:value-type="float" office:value="2279839" calcext:value-type="float">
            <text:p>2279839</text:p>
          </table:table-cell>
          <table:table-cell office:value-type="float" office:value="808481" calcext:value-type="float">
            <text:p>808481</text:p>
          </table:table-cell>
          <table:table-cell office:value-type="float" office:value="877125" calcext:value-type="float">
            <text:p>877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4371" calcext:value-type="float">
            <text:p>594371</text:p>
          </table:table-cell>
          <table:table-cell office:value-type="float" office:value="1984780" calcext:value-type="float">
            <text:p>1984780</text:p>
          </table:table-cell>
          <table:table-cell office:value-type="float" office:value="828131" calcext:value-type="float">
            <text:p>828131</text:p>
          </table:table-cell>
          <table:table-cell office:value-type="float" office:value="489724" calcext:value-type="float">
            <text:p>489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0493" calcext:value-type="float">
            <text:p>530493</text:p>
          </table:table-cell>
          <table:table-cell office:value-type="float" office:value="971156" calcext:value-type="float">
            <text:p>971156</text:p>
          </table:table-cell>
          <table:table-cell office:value-type="float" office:value="599412" calcext:value-type="float">
            <text:p>599412</text:p>
          </table:table-cell>
          <table:table-cell office:value-type="float" office:value="282303" calcext:value-type="float">
            <text:p>282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200" calcext:value-type="float">
            <text:p>290200</text:p>
          </table:table-cell>
          <table:table-cell office:value-type="float" office:value="494535" calcext:value-type="float">
            <text:p>494535</text:p>
          </table:table-cell>
          <table:table-cell office:value-type="float" office:value="351124" calcext:value-type="float">
            <text:p>351124</text:p>
          </table:table-cell>
          <table:table-cell office:value-type="float" office:value="179012" calcext:value-type="float">
            <text:p>1790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7501" calcext:value-type="float">
            <text:p>517501</text:p>
          </table:table-cell>
          <table:table-cell office:value-type="float" office:value="1070239" calcext:value-type="float">
            <text:p>1070239</text:p>
          </table:table-cell>
          <table:table-cell office:value-type="float" office:value="426420" calcext:value-type="float">
            <text:p>426420</text:p>
          </table:table-cell>
          <table:table-cell office:value-type="float" office:value="542262" calcext:value-type="float">
            <text:p>5422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3727" calcext:value-type="float">
            <text:p>533727</text:p>
          </table:table-cell>
          <table:table-cell office:value-type="float" office:value="1583991" calcext:value-type="float">
            <text:p>1583991</text:p>
          </table:table-cell>
          <table:table-cell office:value-type="float" office:value="1875764" calcext:value-type="float">
            <text:p>1875764</text:p>
          </table:table-cell>
          <table:table-cell office:value-type="float" office:value="1351096" calcext:value-type="float">
            <text:p>13510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6455" calcext:value-type="float">
            <text:p>836455</text:p>
          </table:table-cell>
          <table:table-cell office:value-type="float" office:value="1336850" calcext:value-type="float">
            <text:p>1336850</text:p>
          </table:table-cell>
          <table:table-cell office:value-type="float" office:value="1812243" calcext:value-type="float">
            <text:p>1812243</text:p>
          </table:table-cell>
          <table:table-cell office:value-type="float" office:value="1087888" calcext:value-type="float">
            <text:p>1087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3885" calcext:value-type="float">
            <text:p>913885</text:p>
          </table:table-cell>
          <table:table-cell office:value-type="float" office:value="1351062" calcext:value-type="float">
            <text:p>1351062</text:p>
          </table:table-cell>
          <table:table-cell office:value-type="float" office:value="1961249" calcext:value-type="float">
            <text:p>1961249</text:p>
          </table:table-cell>
          <table:table-cell office:value-type="float" office:value="446391" calcext:value-type="float">
            <text:p>446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4295" calcext:value-type="float">
            <text:p>754295</text:p>
          </table:table-cell>
          <table:table-cell office:value-type="float" office:value="398785" calcext:value-type="float">
            <text:p>398785</text:p>
          </table:table-cell>
          <table:table-cell office:value-type="float" office:value="827923" calcext:value-type="float">
            <text:p>827923</text:p>
          </table:table-cell>
          <table:table-cell office:value-type="float" office:value="175023" calcext:value-type="float">
            <text:p>1750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3999" calcext:value-type="float">
            <text:p>623999</text:p>
          </table:table-cell>
          <table:table-cell office:value-type="float" office:value="389161" calcext:value-type="float">
            <text:p>389161</text:p>
          </table:table-cell>
          <table:table-cell office:value-type="float" office:value="447306" calcext:value-type="float">
            <text:p>447306</text:p>
          </table:table-cell>
          <table:table-cell office:value-type="float" office:value="261273" calcext:value-type="float">
            <text:p>2612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6385" calcext:value-type="float">
            <text:p>416385</text:p>
          </table:table-cell>
          <table:table-cell office:value-type="float" office:value="494665" calcext:value-type="float">
            <text:p>494665</text:p>
          </table:table-cell>
          <table:table-cell office:value-type="float" office:value="375984" calcext:value-type="float">
            <text:p>375984</text:p>
          </table:table-cell>
          <table:table-cell office:value-type="float" office:value="688402" calcext:value-type="float">
            <text:p>688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9191" calcext:value-type="float">
            <text:p>319191</text:p>
          </table:table-cell>
          <table:table-cell office:value-type="float" office:value="368350" calcext:value-type="float">
            <text:p>368350</text:p>
          </table:table-cell>
          <table:table-cell office:value-type="float" office:value="762685" calcext:value-type="float">
            <text:p>762685</text:p>
          </table:table-cell>
          <table:table-cell office:value-type="float" office:value="853038" calcext:value-type="float">
            <text:p>853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1572" calcext:value-type="float">
            <text:p>241572</text:p>
          </table:table-cell>
          <table:table-cell office:value-type="float" office:value="311187" calcext:value-type="float">
            <text:p>311187</text:p>
          </table:table-cell>
          <table:table-cell office:value-type="float" office:value="501813" calcext:value-type="float">
            <text:p>501813</text:p>
          </table:table-cell>
          <table:table-cell office:value-type="float" office:value="353472" calcext:value-type="float">
            <text:p>353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317" calcext:value-type="float">
            <text:p>204317</text:p>
          </table:table-cell>
          <table:table-cell office:value-type="float" office:value="386666" calcext:value-type="float">
            <text:p>386666</text:p>
          </table:table-cell>
          <table:table-cell office:value-type="float" office:value="349900" calcext:value-type="float">
            <text:p>349900</text:p>
          </table:table-cell>
          <table:table-cell office:value-type="float" office:value="257242" calcext:value-type="float">
            <text:p>2572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7660" calcext:value-type="float">
            <text:p>777660</text:p>
          </table:table-cell>
          <table:table-cell office:value-type="float" office:value="234114" calcext:value-type="float">
            <text:p>234114</text:p>
          </table:table-cell>
          <table:table-cell office:value-type="float" office:value="297818" calcext:value-type="float">
            <text:p>297818</text:p>
          </table:table-cell>
          <table:table-cell office:value-type="float" office:value="341700" calcext:value-type="float">
            <text:p>3417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4976" calcext:value-type="float">
            <text:p>814976</text:p>
          </table:table-cell>
          <table:table-cell office:value-type="float" office:value="295505" calcext:value-type="float">
            <text:p>295505</text:p>
          </table:table-cell>
          <table:table-cell office:value-type="float" office:value="228446" calcext:value-type="float">
            <text:p>228446</text:p>
          </table:table-cell>
          <table:table-cell office:value-type="float" office:value="294521" calcext:value-type="float">
            <text:p>294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2686" calcext:value-type="float">
            <text:p>232686</text:p>
          </table:table-cell>
          <table:table-cell office:value-type="float" office:value="135647" calcext:value-type="float">
            <text:p>135647</text:p>
          </table:table-cell>
          <table:table-cell office:value-type="float" office:value="261155" calcext:value-type="float">
            <text:p>261155</text:p>
          </table:table-cell>
          <table:table-cell office:value-type="float" office:value="121964" calcext:value-type="float">
            <text:p>1219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7071" calcext:value-type="float">
            <text:p>177071</text:p>
          </table:table-cell>
          <table:table-cell office:value-type="float" office:value="107193" calcext:value-type="float">
            <text:p>107193</text:p>
          </table:table-cell>
          <table:table-cell office:value-type="float" office:value="106748" calcext:value-type="float">
            <text:p>106748</text:p>
          </table:table-cell>
          <table:table-cell office:value-type="float" office:value="77124" calcext:value-type="float">
            <text:p>771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6200" calcext:value-type="float">
            <text:p>336200</text:p>
          </table:table-cell>
          <table:table-cell office:value-type="float" office:value="163835" calcext:value-type="float">
            <text:p>163835</text:p>
          </table:table-cell>
          <table:table-cell office:value-type="float" office:value="145138" calcext:value-type="float">
            <text:p>145138</text:p>
          </table:table-cell>
          <table:table-cell office:value-type="float" office:value="130128" calcext:value-type="float">
            <text:p>1301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2034" calcext:value-type="float">
            <text:p>342034</text:p>
          </table:table-cell>
          <table:table-cell office:value-type="float" office:value="159442" calcext:value-type="float">
            <text:p>159442</text:p>
          </table:table-cell>
          <table:table-cell office:value-type="float" office:value="114644" calcext:value-type="float">
            <text:p>114644</text:p>
          </table:table-cell>
          <table:table-cell office:value-type="float" office:value="212791" calcext:value-type="float">
            <text:p>2127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9807" calcext:value-type="float">
            <text:p>539807</text:p>
          </table:table-cell>
          <table:table-cell office:value-type="float" office:value="184780" calcext:value-type="float">
            <text:p>184780</text:p>
          </table:table-cell>
          <table:table-cell office:value-type="float" office:value="219997" calcext:value-type="float">
            <text:p>219997</text:p>
          </table:table-cell>
          <table:table-cell office:value-type="float" office:value="121444" calcext:value-type="float">
            <text:p>121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1022" calcext:value-type="float">
            <text:p>861022</text:p>
          </table:table-cell>
          <table:table-cell office:value-type="float" office:value="197889" calcext:value-type="float">
            <text:p>197889</text:p>
          </table:table-cell>
          <table:table-cell office:value-type="float" office:value="238686" calcext:value-type="float">
            <text:p>238686</text:p>
          </table:table-cell>
          <table:table-cell office:value-type="float" office:value="120344" calcext:value-type="float">
            <text:p>1203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5210" calcext:value-type="float">
            <text:p>1025210</text:p>
          </table:table-cell>
          <table:table-cell office:value-type="float" office:value="203841" calcext:value-type="float">
            <text:p>203841</text:p>
          </table:table-cell>
          <table:table-cell office:value-type="float" office:value="173698" calcext:value-type="float">
            <text:p>173698</text:p>
          </table:table-cell>
          <table:table-cell office:value-type="float" office:value="104213" calcext:value-type="float">
            <text:p>1042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4178" calcext:value-type="float">
            <text:p>444178</text:p>
          </table:table-cell>
          <table:table-cell office:value-type="float" office:value="151456" calcext:value-type="float">
            <text:p>151456</text:p>
          </table:table-cell>
          <table:table-cell office:value-type="float" office:value="112124" calcext:value-type="float">
            <text:p>112124</text:p>
          </table:table-cell>
          <table:table-cell office:value-type="float" office:value="75693" calcext:value-type="float">
            <text:p>756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2540" calcext:value-type="float">
            <text:p>242540</text:p>
          </table:table-cell>
          <table:table-cell office:value-type="float" office:value="96311" calcext:value-type="float">
            <text:p>96311</text:p>
          </table:table-cell>
          <table:table-cell office:value-type="float" office:value="79962" calcext:value-type="float">
            <text:p>79962</text:p>
          </table:table-cell>
          <table:table-cell office:value-type="float" office:value="65149" calcext:value-type="float">
            <text:p>651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9334" calcext:value-type="float">
            <text:p>219334</text:p>
          </table:table-cell>
          <table:table-cell office:value-type="float" office:value="77640" calcext:value-type="float">
            <text:p>77640</text:p>
          </table:table-cell>
          <table:table-cell office:value-type="float" office:value="70185" calcext:value-type="float">
            <text:p>70185</text:p>
          </table:table-cell>
          <table:table-cell office:value-type="float" office:value="68129" calcext:value-type="float">
            <text:p>68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565" calcext:value-type="float">
            <text:p>207565</text:p>
          </table:table-cell>
          <table:table-cell office:value-type="float" office:value="86368" calcext:value-type="float">
            <text:p>86368</text:p>
          </table:table-cell>
          <table:table-cell office:value-type="float" office:value="67621" calcext:value-type="float">
            <text:p>67621</text:p>
          </table:table-cell>
          <table:table-cell office:value-type="float" office:value="78692" calcext:value-type="float">
            <text:p>786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5243" calcext:value-type="float">
            <text:p>225243</text:p>
          </table:table-cell>
          <table:table-cell office:value-type="float" office:value="103611" calcext:value-type="float">
            <text:p>103611</text:p>
          </table:table-cell>
          <table:table-cell office:value-type="float" office:value="53861" calcext:value-type="float">
            <text:p>53861</text:p>
          </table:table-cell>
          <table:table-cell office:value-type="float" office:value="83336" calcext:value-type="float">
            <text:p>833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6871" calcext:value-type="float">
            <text:p>196871</text:p>
          </table:table-cell>
          <table:table-cell office:value-type="float" office:value="103840" calcext:value-type="float">
            <text:p>103840</text:p>
          </table:table-cell>
          <table:table-cell office:value-type="float" office:value="49738" calcext:value-type="float">
            <text:p>49738</text:p>
          </table:table-cell>
          <table:table-cell office:value-type="float" office:value="96536" calcext:value-type="float">
            <text:p>96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9220" calcext:value-type="float">
            <text:p>209220</text:p>
          </table:table-cell>
          <table:table-cell office:value-type="float" office:value="83434" calcext:value-type="float">
            <text:p>83434</text:p>
          </table:table-cell>
          <table:table-cell office:value-type="float" office:value="39324" calcext:value-type="float">
            <text:p>39324</text:p>
          </table:table-cell>
          <table:table-cell office:value-type="float" office:value="85192" calcext:value-type="float">
            <text:p>851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8706" calcext:value-type="float">
            <text:p>328706</text:p>
          </table:table-cell>
          <table:table-cell office:value-type="float" office:value="62599" calcext:value-type="float">
            <text:p>62599</text:p>
          </table:table-cell>
          <table:table-cell office:value-type="float" office:value="40039" calcext:value-type="float">
            <text:p>40039</text:p>
          </table:table-cell>
          <table:table-cell office:value-type="float" office:value="57292" calcext:value-type="float">
            <text:p>572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4339" calcext:value-type="float">
            <text:p>434339</text:p>
          </table:table-cell>
          <table:table-cell office:value-type="float" office:value="62505" calcext:value-type="float">
            <text:p>62505</text:p>
          </table:table-cell>
          <table:table-cell office:value-type="float" office:value="66663" calcext:value-type="float">
            <text:p>66663</text:p>
          </table:table-cell>
          <table:table-cell office:value-type="float" office:value="41971" calcext:value-type="float">
            <text:p>419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3018" calcext:value-type="float">
            <text:p>703018</text:p>
          </table:table-cell>
          <table:table-cell office:value-type="float" office:value="65575" calcext:value-type="float">
            <text:p>65575</text:p>
          </table:table-cell>
          <table:table-cell office:value-type="float" office:value="58347" calcext:value-type="float">
            <text:p>58347</text:p>
          </table:table-cell>
          <table:table-cell office:value-type="float" office:value="42586" calcext:value-type="float">
            <text:p>425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1473" calcext:value-type="float">
            <text:p>681473</text:p>
          </table:table-cell>
          <table:table-cell office:value-type="float" office:value="101854" calcext:value-type="float">
            <text:p>101854</text:p>
          </table:table-cell>
          <table:table-cell office:value-type="float" office:value="83368" calcext:value-type="float">
            <text:p>83368</text:p>
          </table:table-cell>
          <table:table-cell office:value-type="float" office:value="50302" calcext:value-type="float">
            <text:p>503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6319" calcext:value-type="float">
            <text:p>456319</text:p>
          </table:table-cell>
          <table:table-cell office:value-type="float" office:value="159385" calcext:value-type="float">
            <text:p>159385</text:p>
          </table:table-cell>
          <table:table-cell office:value-type="float" office:value="53007" calcext:value-type="float">
            <text:p>53007</text:p>
          </table:table-cell>
          <table:table-cell office:value-type="float" office:value="54288" calcext:value-type="float">
            <text:p>542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0394" calcext:value-type="float">
            <text:p>240394</text:p>
          </table:table-cell>
          <table:table-cell office:value-type="float" office:value="128527" calcext:value-type="float">
            <text:p>128527</text:p>
          </table:table-cell>
          <table:table-cell office:value-type="float" office:value="36910" calcext:value-type="float">
            <text:p>36910</text:p>
          </table:table-cell>
          <table:table-cell office:value-type="float" office:value="33396" calcext:value-type="float">
            <text:p>333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499" calcext:value-type="float">
            <text:p>235499</text:p>
          </table:table-cell>
          <table:table-cell office:value-type="float" office:value="112478" calcext:value-type="float">
            <text:p>112478</text:p>
          </table:table-cell>
          <table:table-cell office:value-type="float" office:value="28563" calcext:value-type="float">
            <text:p>28563</text:p>
          </table:table-cell>
          <table:table-cell office:value-type="float" office:value="18247" calcext:value-type="float">
            <text:p>182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7515" calcext:value-type="float">
            <text:p>137515</text:p>
          </table:table-cell>
          <table:table-cell office:value-type="float" office:value="83592" calcext:value-type="float">
            <text:p>83592</text:p>
          </table:table-cell>
          <table:table-cell office:value-type="float" office:value="20329" calcext:value-type="float">
            <text:p>20329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438" calcext:value-type="float">
            <text:p>86438</text:p>
          </table:table-cell>
          <table:table-cell office:value-type="float" office:value="44246" calcext:value-type="float">
            <text:p>44246</text:p>
          </table:table-cell>
          <table:table-cell office:value-type="float" office:value="16908" calcext:value-type="float">
            <text:p>16908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071" calcext:value-type="float">
            <text:p>93071</text:p>
          </table:table-cell>
          <table:table-cell office:value-type="float" office:value="35389" calcext:value-type="float">
            <text:p>35389</text:p>
          </table:table-cell>
          <table:table-cell office:value-type="float" office:value="12630" calcext:value-type="float">
            <text:p>12630</text:p>
          </table:table-cell>
          <table:table-cell office:value-type="float" office:value="8643" calcext:value-type="float">
            <text:p>86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576" calcext:value-type="float">
            <text:p>100576</text:p>
          </table:table-cell>
          <table:table-cell office:value-type="float" office:value="38186" calcext:value-type="float">
            <text:p>38186</text:p>
          </table:table-cell>
          <table:table-cell office:value-type="float" office:value="7503" calcext:value-type="float">
            <text:p>7503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788" calcext:value-type="float">
            <text:p>98788</text:p>
          </table:table-cell>
          <table:table-cell office:value-type="float" office:value="35346" calcext:value-type="float">
            <text:p>35346</text:p>
          </table:table-cell>
          <table:table-cell office:value-type="float" office:value="5911" calcext:value-type="float">
            <text:p>5911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0433" calcext:value-type="float">
            <text:p>350433</text:p>
          </table:table-cell>
          <table:table-cell office:value-type="float" office:value="26244" calcext:value-type="float">
            <text:p>26244</text:p>
          </table:table-cell>
          <table:table-cell office:value-type="float" office:value="5151" calcext:value-type="float">
            <text:p>5151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1019" calcext:value-type="float">
            <text:p>401019</text:p>
          </table:table-cell>
          <table:table-cell office:value-type="float" office:value="19391" calcext:value-type="float">
            <text:p>19391</text:p>
          </table:table-cell>
          <table:table-cell office:value-type="float" office:value="4786" calcext:value-type="float">
            <text:p>4786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8538" calcext:value-type="float">
            <text:p>328538</text:p>
          </table:table-cell>
          <table:table-cell office:value-type="float" office:value="14797" calcext:value-type="float">
            <text:p>14797</text:p>
          </table:table-cell>
          <table:table-cell office:value-type="float" office:value="4033" calcext:value-type="float">
            <text:p>4033</text:p>
          </table:table-cell>
          <table:table-cell office:value-type="float" office:value="11645" calcext:value-type="float">
            <text:p>116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1970" calcext:value-type="float">
            <text:p>831970</text:p>
          </table:table-cell>
          <table:table-cell office:value-type="float" office:value="11577" calcext:value-type="float">
            <text:p>11577</text:p>
          </table:table-cell>
          <table:table-cell office:value-type="float" office:value="3012" calcext:value-type="float">
            <text:p>3012</text:p>
          </table:table-cell>
          <table:table-cell office:value-type="float" office:value="15319" calcext:value-type="float">
            <text:p>15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6616" calcext:value-type="float">
            <text:p>696616</text:p>
          </table:table-cell>
          <table:table-cell office:value-type="float" office:value="9793" calcext:value-type="float">
            <text:p>9793</text:p>
          </table:table-cell>
          <table:table-cell office:value-type="float" office:value="3088" calcext:value-type="float">
            <text:p>3088</text:p>
          </table:table-cell>
          <table:table-cell office:value-type="float" office:value="13615" calcext:value-type="float">
            <text:p>136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5691" calcext:value-type="float">
            <text:p>235691</text:p>
          </table:table-cell>
          <table:table-cell office:value-type="float" office:value="8622" calcext:value-type="float">
            <text:p>8622</text:p>
          </table:table-cell>
          <table:table-cell office:value-type="float" office:value="1913" calcext:value-type="float">
            <text:p>1913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2915" calcext:value-type="float">
            <text:p>122915</text:p>
          </table:table-cell>
          <table:table-cell office:value-type="float" office:value="5292" calcext:value-type="float">
            <text:p>5292</text:p>
          </table:table-cell>
          <table:table-cell office:value-type="float" office:value="1142" calcext:value-type="float">
            <text:p>1142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285" calcext:value-type="float">
            <text:p>95285</text:p>
          </table:table-cell>
          <table:table-cell office:value-type="float" office:value="3762" calcext:value-type="float">
            <text:p>3762</text:p>
          </table:table-cell>
          <table:table-cell office:value-type="float" office:value="861" calcext:value-type="float">
            <text:p>86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387" calcext:value-type="float">
            <text:p>82387</text:p>
          </table:table-cell>
          <table:table-cell office:value-type="float" office:value="3175" calcext:value-type="float">
            <text:p>3175</text:p>
          </table:table-cell>
          <table:table-cell office:value-type="float" office:value="746" calcext:value-type="float">
            <text:p>746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365" calcext:value-type="float">
            <text:p>59365</text:p>
          </table:table-cell>
          <table:table-cell office:value-type="float" office:value="3228" calcext:value-type="float">
            <text:p>3228</text:p>
          </table:table-cell>
          <table:table-cell office:value-type="float" office:value="705" calcext:value-type="float">
            <text:p>70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474" calcext:value-type="float">
            <text:p>59474</text:p>
          </table:table-cell>
          <table:table-cell office:value-type="float" office:value="3805" calcext:value-type="float">
            <text:p>3805</text:p>
          </table:table-cell>
          <table:table-cell office:value-type="float" office:value="631" calcext:value-type="float">
            <text:p>63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749" calcext:value-type="float">
            <text:p>57749</text:p>
          </table:table-cell>
          <table:table-cell office:value-type="float" office:value="3528" calcext:value-type="float">
            <text:p>3528</text:p>
          </table:table-cell>
          <table:table-cell office:value-type="float" office:value="550" calcext:value-type="float">
            <text:p>55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724" calcext:value-type="float">
            <text:p>36724</text:p>
          </table:table-cell>
          <table:table-cell office:value-type="float" office:value="3982" calcext:value-type="float">
            <text:p>3982</text:p>
          </table:table-cell>
          <table:table-cell office:value-type="float" office:value="543" calcext:value-type="float">
            <text:p>54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585" calcext:value-type="float">
            <text:p>23585</text:p>
          </table:table-cell>
          <table:table-cell office:value-type="float" office:value="4980" calcext:value-type="float">
            <text:p>4980</text:p>
          </table:table-cell>
          <table:table-cell office:value-type="float" office:value="483" calcext:value-type="float">
            <text:p>48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936" calcext:value-type="float">
            <text:p>20936</text:p>
          </table:table-cell>
          <table:table-cell office:value-type="float" office:value="6598" calcext:value-type="float">
            <text:p>6598</text:p>
          </table:table-cell>
          <table:table-cell office:value-type="float" office:value="444" calcext:value-type="float">
            <text:p>44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646" calcext:value-type="float">
            <text:p>33646</text:p>
          </table:table-cell>
          <table:table-cell office:value-type="float" office:value="6713" calcext:value-type="float">
            <text:p>6713</text:p>
          </table:table-cell>
          <table:table-cell office:value-type="float" office:value="401" calcext:value-type="float">
            <text:p>40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960" calcext:value-type="float">
            <text:p>28960</text:p>
          </table:table-cell>
          <table:table-cell office:value-type="float" office:value="6989" calcext:value-type="float">
            <text:p>6989</text:p>
          </table:table-cell>
          <table:table-cell office:value-type="float" office:value="292" calcext:value-type="float">
            <text:p>29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408" calcext:value-type="float">
            <text:p>54408</text:p>
          </table:table-cell>
          <table:table-cell office:value-type="float" office:value="4631" calcext:value-type="float">
            <text:p>4631</text:p>
          </table:table-cell>
          <table:table-cell office:value-type="float" office:value="231" calcext:value-type="float">
            <text:p>2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286" calcext:value-type="float">
            <text:p>78286</text:p>
          </table:table-cell>
          <table:table-cell office:value-type="float" office:value="2608" calcext:value-type="float">
            <text:p>2608</text:p>
          </table:table-cell>
          <table:table-cell office:value-type="float" office:value="202" calcext:value-type="float">
            <text:p>20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416" calcext:value-type="float">
            <text:p>95416</text:p>
          </table:table-cell>
          <table:table-cell office:value-type="float" office:value="2244" calcext:value-type="float">
            <text:p>2244</text:p>
          </table:table-cell>
          <table:table-cell office:value-type="float" office:value="163" calcext:value-type="float">
            <text:p>16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749" calcext:value-type="float">
            <text:p>39749</text:p>
          </table:table-cell>
          <table:table-cell office:value-type="float" office:value="1796" calcext:value-type="float">
            <text:p>1796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314" calcext:value-type="float">
            <text:p>59314</text:p>
          </table:table-cell>
          <table:table-cell office:value-type="float" office:value="934" calcext:value-type="float">
            <text:p>934</text:p>
          </table:table-cell>
          <table:table-cell office:value-type="float" office:value="148" calcext:value-type="float">
            <text:p>14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559" calcext:value-type="float">
            <text:p>61559</text:p>
          </table:table-cell>
          <table:table-cell office:value-type="float" office:value="471" calcext:value-type="float">
            <text:p>471</text:p>
          </table:table-cell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454" calcext:value-type="float">
            <text:p>31454</text:p>
          </table:table-cell>
          <table:table-cell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595" calcext:value-type="float">
            <text:p>50595</text:p>
          </table:table-cell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292" calcext:value-type="float">
            <text:p>67292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582" calcext:value-type="float">
            <text:p>37582</text:p>
          </table:table-cell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608" calcext:value-type="float">
            <text:p>23608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77" calcext:value-type="float">
            <text:p>19277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487" calcext:value-type="float">
            <text:p>27487</text:p>
          </table:table-cell>
          <table:table-cell office:value-type="float" office:value="118" calcext:value-type="float">
            <text:p>11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607" calcext:value-type="float">
            <text:p>29607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764" calcext:value-type="float">
            <text:p>13764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71" calcext:value-type="float">
            <text:p>1237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71" calcext:value-type="float">
            <text:p>1507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907" calcext:value-type="float">
            <text:p>1790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65" calcext:value-type="float">
            <text:p>2506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762" calcext:value-type="float">
            <text:p>6376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480" calcext:value-type="float">
            <text:p>7148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797" calcext:value-type="float">
            <text:p>1679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141" calcext:value-type="float">
            <text:p>1114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36" calcext:value-type="float">
            <text:p>1543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97" calcext:value-type="float">
            <text:p>1449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74" calcext:value-type="float">
            <text:p>1197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296" calcext:value-type="float">
            <text:p>10729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29" calcext:value-type="float">
            <text:p>882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08" calcext:value-type="float">
            <text:p>590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98" calcext:value-type="float">
            <text:p>649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94" calcext:value-type="float">
            <text:p>659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62" calcext:value-type="float">
            <text:p>576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81" calcext:value-type="float">
            <text:p>328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49" calcext:value-type="float">
            <text:p>184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66" calcext:value-type="float">
            <text:p>1666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85" calcext:value-type="float">
            <text:p>138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1" calcext:value-type="float">
            <text:p>101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8" calcext:value-type="float">
            <text:p>59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pi3-rt-histogram" table:style-name="ta1">
        <table:shapes>
          <draw:frame draw:z-index="0" draw:style-name="gr2" draw:text-style-name="P1" svg:width="897.39pt" svg:height="523.3pt" svg:x="281.42pt" svg:y="103.15pt">
            <draw:object draw:notify-on-update-of-ranges="'pi3-rt-histogram'.A1:'pi3-rt-histogram'.A1 'pi3-rt-histogram'.A2:'pi3-rt-histogram'.A401 'pi3-rt-histogram'.B1:'pi3-rt-histogram'.B1 'pi3-rt-histogram'.B2:'pi3-rt-histogram'.B401 'pi3-rt-histogram'.C1:'pi3-rt-histogram'.C1 'pi3-rt-histogram'.C2:'pi3-rt-histogram'.C401 'pi3-rt-histogram'.D1:'pi3-rt-histogram'.D1 'pi3-rt-histogram'.D2:'pi3-rt-histogram'.D401 'pi3-rt-histogram'.E1:'pi3-rt-histogram'.E1 'pi3-rt-histogram'.E2:'pi3-rt-histogram'.E4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re1</text:p>
          </table:table-cell>
          <table:table-cell office:value-type="string" calcext:value-type="string">
            <text:p>core2</text:p>
          </table:table-cell>
          <table:table-cell office:value-type="string" calcext:value-type="string">
            <text:p>core3</text:p>
          </table:table-cell>
          <table:table-cell office:value-type="string" calcext:value-type="string">
            <text:p>core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8" calcext:value-type="float">
            <text:p>6168</text:p>
          </table:table-cell>
          <table:table-cell office:value-type="float" office:value="9971" calcext:value-type="float">
            <text:p>9971</text:p>
          </table:table-cell>
          <table:table-cell office:value-type="float" office:value="8192" calcext:value-type="float">
            <text:p>8192</text:p>
          </table:table-cell>
          <table:table-cell office:value-type="float" office:value="13455" calcext:value-type="float">
            <text:p>13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5602" calcext:value-type="float">
            <text:p>355602</text:p>
          </table:table-cell>
          <table:table-cell office:value-type="float" office:value="526107" calcext:value-type="float">
            <text:p>526107</text:p>
          </table:table-cell>
          <table:table-cell office:value-type="float" office:value="190188" calcext:value-type="float">
            <text:p>190188</text:p>
          </table:table-cell>
          <table:table-cell office:value-type="float" office:value="331921" calcext:value-type="float">
            <text:p>331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335" calcext:value-type="float">
            <text:p>63335</text:p>
          </table:table-cell>
          <table:table-cell office:value-type="float" office:value="111136" calcext:value-type="float">
            <text:p>111136</text:p>
          </table:table-cell>
          <table:table-cell office:value-type="float" office:value="42071" calcext:value-type="float">
            <text:p>42071</text:p>
          </table:table-cell>
          <table:table-cell office:value-type="float" office:value="43295" calcext:value-type="float">
            <text:p>432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2331" calcext:value-type="float">
            <text:p>1822331</text:p>
          </table:table-cell>
          <table:table-cell office:value-type="float" office:value="173700" calcext:value-type="float">
            <text:p>173700</text:p>
          </table:table-cell>
          <table:table-cell office:value-type="float" office:value="2775669" calcext:value-type="float">
            <text:p>2775669</text:p>
          </table:table-cell>
          <table:table-cell office:value-type="float" office:value="3025959" calcext:value-type="float">
            <text:p>3025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4466" calcext:value-type="float">
            <text:p>774466</text:p>
          </table:table-cell>
          <table:table-cell office:value-type="float" office:value="2598242" calcext:value-type="float">
            <text:p>2598242</text:p>
          </table:table-cell>
          <table:table-cell office:value-type="float" office:value="343001" calcext:value-type="float">
            <text:p>343001</text:p>
          </table:table-cell>
          <table:table-cell office:value-type="float" office:value="215255" calcext:value-type="float">
            <text:p>215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036" calcext:value-type="float">
            <text:p>81036</text:p>
          </table:table-cell>
          <table:table-cell office:value-type="float" office:value="104545" calcext:value-type="float">
            <text:p>104545</text:p>
          </table:table-cell>
          <table:table-cell office:value-type="float" office:value="26127" calcext:value-type="float">
            <text:p>26127</text:p>
          </table:table-cell>
          <table:table-cell office:value-type="float" office:value="66261" calcext:value-type="float">
            <text:p>66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312" calcext:value-type="float">
            <text:p>156312</text:p>
          </table:table-cell>
          <table:table-cell office:value-type="float" office:value="105271" calcext:value-type="float">
            <text:p>105271</text:p>
          </table:table-cell>
          <table:table-cell office:value-type="float" office:value="132842" calcext:value-type="float">
            <text:p>132842</text:p>
          </table:table-cell>
          <table:table-cell office:value-type="float" office:value="105905" calcext:value-type="float">
            <text:p>105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657" calcext:value-type="float">
            <text:p>33657</text:p>
          </table:table-cell>
          <table:table-cell office:value-type="float" office:value="35614" calcext:value-type="float">
            <text:p>35614</text:p>
          </table:table-cell>
          <table:table-cell office:value-type="float" office:value="73808" calcext:value-type="float">
            <text:p>73808</text:p>
          </table:table-cell>
          <table:table-cell office:value-type="float" office:value="21474" calcext:value-type="float">
            <text:p>21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826" calcext:value-type="float">
            <text:p>50826</text:p>
          </table:table-cell>
          <table:table-cell office:value-type="float" office:value="51189" calcext:value-type="float">
            <text:p>51189</text:p>
          </table:table-cell>
          <table:table-cell office:value-type="float" office:value="168543" calcext:value-type="float">
            <text:p>168543</text:p>
          </table:table-cell>
          <table:table-cell office:value-type="float" office:value="77386" calcext:value-type="float">
            <text:p>77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60" calcext:value-type="float">
            <text:p>48060</text:p>
          </table:table-cell>
          <table:table-cell office:value-type="float" office:value="285382" calcext:value-type="float">
            <text:p>285382</text:p>
          </table:table-cell>
          <table:table-cell office:value-type="float" office:value="218288" calcext:value-type="float">
            <text:p>218288</text:p>
          </table:table-cell>
          <table:table-cell office:value-type="float" office:value="99070" calcext:value-type="float">
            <text:p>99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273" calcext:value-type="float">
            <text:p>104273</text:p>
          </table:table-cell>
          <table:table-cell office:value-type="float" office:value="160508" calcext:value-type="float">
            <text:p>160508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6847" calcext:value-type="float">
            <text:p>1068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767" calcext:value-type="float">
            <text:p>44767</text:p>
          </table:table-cell>
          <table:table-cell office:value-type="float" office:value="51166" calcext:value-type="float">
            <text:p>51166</text:p>
          </table:table-cell>
          <table:table-cell office:value-type="float" office:value="62724" calcext:value-type="float">
            <text:p>62724</text:p>
          </table:table-cell>
          <table:table-cell office:value-type="float" office:value="82359" calcext:value-type="float">
            <text:p>823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641" calcext:value-type="float">
            <text:p>67641</text:p>
          </table:table-cell>
          <table:table-cell office:value-type="float" office:value="44147" calcext:value-type="float">
            <text:p>44147</text:p>
          </table:table-cell>
          <table:table-cell office:value-type="float" office:value="74712" calcext:value-type="float">
            <text:p>74712</text:p>
          </table:table-cell>
          <table:table-cell office:value-type="float" office:value="53278" calcext:value-type="float">
            <text:p>532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035" calcext:value-type="float">
            <text:p>78035</text:p>
          </table:table-cell>
          <table:table-cell office:value-type="float" office:value="45808" calcext:value-type="float">
            <text:p>45808</text:p>
          </table:table-cell>
          <table:table-cell office:value-type="float" office:value="71924" calcext:value-type="float">
            <text:p>71924</text:p>
          </table:table-cell>
          <table:table-cell office:value-type="float" office:value="53486" calcext:value-type="float">
            <text:p>53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210" calcext:value-type="float">
            <text:p>205210</text:p>
          </table:table-cell>
          <table:table-cell office:value-type="float" office:value="19201" calcext:value-type="float">
            <text:p>19201</text:p>
          </table:table-cell>
          <table:table-cell office:value-type="float" office:value="278393" calcext:value-type="float">
            <text:p>278393</text:p>
          </table:table-cell>
          <table:table-cell office:value-type="float" office:value="392641" calcext:value-type="float">
            <text:p>3926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7433" calcext:value-type="float">
            <text:p>137433</text:p>
          </table:table-cell>
          <table:table-cell office:value-type="float" office:value="247769" calcext:value-type="float">
            <text:p>247769</text:p>
          </table:table-cell>
          <table:table-cell office:value-type="float" office:value="109246" calcext:value-type="float">
            <text:p>109246</text:p>
          </table:table-cell>
          <table:table-cell office:value-type="float" office:value="57175" calcext:value-type="float">
            <text:p>571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873" calcext:value-type="float">
            <text:p>43873</text:p>
          </table:table-cell>
          <table:table-cell office:value-type="float" office:value="90992" calcext:value-type="float">
            <text:p>90992</text:p>
          </table:table-cell>
          <table:table-cell office:value-type="float" office:value="23704" calcext:value-type="float">
            <text:p>23704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058" calcext:value-type="float">
            <text:p>223058</text:p>
          </table:table-cell>
          <table:table-cell office:value-type="float" office:value="27318" calcext:value-type="float">
            <text:p>27318</text:p>
          </table:table-cell>
          <table:table-cell office:value-type="float" office:value="10815" calcext:value-type="float">
            <text:p>10815</text:p>
          </table:table-cell>
          <table:table-cell office:value-type="float" office:value="9277" calcext:value-type="float">
            <text:p>92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098" calcext:value-type="float">
            <text:p>85098</text:p>
          </table:table-cell>
          <table:table-cell office:value-type="float" office:value="18499" calcext:value-type="float">
            <text:p>18499</text:p>
          </table:table-cell>
          <table:table-cell office:value-type="float" office:value="14807" calcext:value-type="float">
            <text:p>14807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856" calcext:value-type="float">
            <text:p>36856</text:p>
          </table:table-cell>
          <table:table-cell office:value-type="float" office:value="14027" calcext:value-type="float">
            <text:p>14027</text:p>
          </table:table-cell>
          <table:table-cell office:value-type="float" office:value="14354" calcext:value-type="float">
            <text:p>14354</text:p>
          </table:table-cell>
          <table:table-cell office:value-type="float" office:value="12979" calcext:value-type="float">
            <text:p>129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818" calcext:value-type="float">
            <text:p>33818</text:p>
          </table:table-cell>
          <table:table-cell office:value-type="float" office:value="20014" calcext:value-type="float">
            <text:p>20014</text:p>
          </table:table-cell>
          <table:table-cell office:value-type="float" office:value="11010" calcext:value-type="float">
            <text:p>11010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402" calcext:value-type="float">
            <text:p>27402</text:p>
          </table:table-cell>
          <table:table-cell office:value-type="float" office:value="14649" calcext:value-type="float">
            <text:p>14649</text:p>
          </table:table-cell>
          <table:table-cell office:value-type="float" office:value="5200" calcext:value-type="float">
            <text:p>5200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167" calcext:value-type="float">
            <text:p>28167</text:p>
          </table:table-cell>
          <table:table-cell office:value-type="float" office:value="11064" calcext:value-type="float">
            <text:p>11064</text:p>
          </table:table-cell>
          <table:table-cell office:value-type="float" office:value="1065" calcext:value-type="float">
            <text:p>106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403" calcext:value-type="float">
            <text:p>27403</text:p>
          </table:table-cell>
          <table:table-cell office:value-type="float" office:value="9092" calcext:value-type="float">
            <text:p>9092</text:p>
          </table:table-cell>
          <table:table-cell office:value-type="float" office:value="1913" calcext:value-type="float">
            <text:p>1913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921" calcext:value-type="float">
            <text:p>24921</text:p>
          </table:table-cell>
          <table:table-cell office:value-type="float" office:value="17301" calcext:value-type="float">
            <text:p>17301</text:p>
          </table:table-cell>
          <table:table-cell office:value-type="float" office:value="14047" calcext:value-type="float">
            <text:p>14047</text:p>
          </table:table-cell>
          <table:table-cell office:value-type="float" office:value="47913" calcext:value-type="float">
            <text:p>479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20" calcext:value-type="float">
            <text:p>13220</text:p>
          </table:table-cell>
          <table:table-cell office:value-type="float" office:value="63977" calcext:value-type="float">
            <text:p>63977</text:p>
          </table:table-cell>
          <table:table-cell office:value-type="float" office:value="15863" calcext:value-type="float">
            <text:p>15863</text:p>
          </table:table-cell>
          <table:table-cell office:value-type="float" office:value="24677" calcext:value-type="float">
            <text:p>24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55" calcext:value-type="float">
            <text:p>8655</text:p>
          </table:table-cell>
          <table:table-cell office:value-type="float" office:value="26480" calcext:value-type="float">
            <text:p>26480</text:p>
          </table:table-cell>
          <table:table-cell office:value-type="float" office:value="9639" calcext:value-type="float">
            <text:p>9639</text:p>
          </table:table-cell>
          <table:table-cell office:value-type="float" office:value="21270" calcext:value-type="float">
            <text:p>212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899" calcext:value-type="float">
            <text:p>12899</text:p>
          </table:table-cell>
          <table:table-cell office:value-type="float" office:value="34276" calcext:value-type="float">
            <text:p>34276</text:p>
          </table:table-cell>
          <table:table-cell office:value-type="float" office:value="5476" calcext:value-type="float">
            <text:p>5476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53" calcext:value-type="float">
            <text:p>11253</text:p>
          </table:table-cell>
          <table:table-cell office:value-type="float" office:value="13305" calcext:value-type="float">
            <text:p>13305</text:p>
          </table:table-cell>
          <table:table-cell office:value-type="float" office:value="3951" calcext:value-type="float">
            <text:p>3951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88" calcext:value-type="float">
            <text:p>9988</text:p>
          </table:table-cell>
          <table:table-cell office:value-type="float" office:value="8455" calcext:value-type="float">
            <text:p>8455</text:p>
          </table:table-cell>
          <table:table-cell office:value-type="float" office:value="12517" calcext:value-type="float">
            <text:p>12517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071" calcext:value-type="float">
            <text:p>13071</text:p>
          </table:table-cell>
          <table:table-cell office:value-type="float" office:value="5621" calcext:value-type="float">
            <text:p>5621</text:p>
          </table:table-cell>
          <table:table-cell office:value-type="float" office:value="12669" calcext:value-type="float">
            <text:p>12669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100" calcext:value-type="float">
            <text:p>17100</text:p>
          </table:table-cell>
          <table:table-cell office:value-type="float" office:value="16304" calcext:value-type="float">
            <text:p>16304</text:p>
          </table:table-cell>
          <table:table-cell office:value-type="float" office:value="5440" calcext:value-type="float">
            <text:p>544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484" calcext:value-type="float">
            <text:p>15484</text:p>
          </table:table-cell>
          <table:table-cell office:value-type="float" office:value="7530" calcext:value-type="float">
            <text:p>7530</text:p>
          </table:table-cell>
          <table:table-cell office:value-type="float" office:value="3981" calcext:value-type="float">
            <text:p>3981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982" calcext:value-type="float">
            <text:p>19982</text:p>
          </table:table-cell>
          <table:table-cell office:value-type="float" office:value="6649" calcext:value-type="float">
            <text:p>6649</text:p>
          </table:table-cell>
          <table:table-cell office:value-type="float" office:value="6183" calcext:value-type="float">
            <text:p>6183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455" calcext:value-type="float">
            <text:p>18455</text:p>
          </table:table-cell>
          <table:table-cell office:value-type="float" office:value="3133" calcext:value-type="float">
            <text:p>3133</text:p>
          </table:table-cell>
          <table:table-cell office:value-type="float" office:value="28403" calcext:value-type="float">
            <text:p>28403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93" calcext:value-type="float">
            <text:p>18093</text:p>
          </table:table-cell>
          <table:table-cell office:value-type="float" office:value="1890" calcext:value-type="float">
            <text:p>1890</text:p>
          </table:table-cell>
          <table:table-cell office:value-type="float" office:value="16967" calcext:value-type="float">
            <text:p>16967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661" calcext:value-type="float">
            <text:p>18661</text:p>
          </table:table-cell>
          <table:table-cell office:value-type="float" office:value="2065" calcext:value-type="float">
            <text:p>2065</text:p>
          </table:table-cell>
          <table:table-cell office:value-type="float" office:value="8531" calcext:value-type="float">
            <text:p>8531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979" calcext:value-type="float">
            <text:p>16979</text:p>
          </table:table-cell>
          <table:table-cell office:value-type="float" office:value="3838" calcext:value-type="float">
            <text:p>3838</text:p>
          </table:table-cell>
          <table:table-cell office:value-type="float" office:value="6358" calcext:value-type="float">
            <text:p>6358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42" calcext:value-type="float">
            <text:p>9142</text:p>
          </table:table-cell>
          <table:table-cell office:value-type="float" office:value="1963" calcext:value-type="float">
            <text:p>1963</text:p>
          </table:table-cell>
          <table:table-cell office:value-type="float" office:value="2905" calcext:value-type="float">
            <text:p>2905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58" calcext:value-type="float">
            <text:p>7858</text:p>
          </table:table-cell>
          <table:table-cell office:value-type="float" office:value="1889" calcext:value-type="float">
            <text:p>1889</text:p>
          </table:table-cell>
          <table:table-cell office:value-type="float" office:value="2819" calcext:value-type="float">
            <text:p>281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80" calcext:value-type="float">
            <text:p>8480</text:p>
          </table:table-cell>
          <table:table-cell office:value-type="float" office:value="2139" calcext:value-type="float">
            <text:p>2139</text:p>
          </table:table-cell>
          <table:table-cell office:value-type="float" office:value="4178" calcext:value-type="float">
            <text:p>417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247" calcext:value-type="float">
            <text:p>16247</text:p>
          </table:table-cell>
          <table:table-cell office:value-type="float" office:value="2541" calcext:value-type="float">
            <text:p>2541</text:p>
          </table:table-cell>
          <table:table-cell office:value-type="float" office:value="2085" calcext:value-type="float">
            <text:p>208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242" calcext:value-type="float">
            <text:p>55242</text:p>
          </table:table-cell>
          <table:table-cell office:value-type="float" office:value="1580" calcext:value-type="float">
            <text:p>1580</text:p>
          </table:table-cell>
          <table:table-cell office:value-type="float" office:value="2850" calcext:value-type="float">
            <text:p>28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755" calcext:value-type="float">
            <text:p>32755</text:p>
          </table:table-cell>
          <table:table-cell office:value-type="float" office:value="711" calcext:value-type="float">
            <text:p>711</text:p>
          </table:table-cell>
          <table:table-cell office:value-type="float" office:value="2260" calcext:value-type="float">
            <text:p>226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4" calcext:value-type="float">
            <text:p>10704</text:p>
          </table:table-cell>
          <table:table-cell office:value-type="float" office:value="1641" calcext:value-type="float">
            <text:p>1641</text:p>
          </table:table-cell>
          <table:table-cell office:value-type="float" office:value="1359" calcext:value-type="float">
            <text:p>135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27" calcext:value-type="float">
            <text:p>10827</text:p>
          </table:table-cell>
          <table:table-cell office:value-type="float" office:value="337" calcext:value-type="float">
            <text:p>337</text:p>
          </table:table-cell>
          <table:table-cell office:value-type="float" office:value="914" calcext:value-type="float">
            <text:p>9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38" calcext:value-type="float">
            <text:p>11138</text:p>
          </table:table-cell>
          <table:table-cell office:value-type="float" office:value="157" calcext:value-type="float">
            <text:p>157</text:p>
          </table:table-cell>
          <table:table-cell office:value-type="float" office:value="1576" calcext:value-type="float">
            <text:p>15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16" calcext:value-type="float">
            <text:p>12916</text:p>
          </table:table-cell>
          <table:table-cell office:value-type="float" office:value="129" calcext:value-type="float">
            <text:p>129</text:p>
          </table:table-cell>
          <table:table-cell office:value-type="float" office:value="2447" calcext:value-type="float">
            <text:p>24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320" calcext:value-type="float">
            <text:p>16320</text:p>
          </table:table-cell>
          <table:table-cell office:value-type="float" office:value="183" calcext:value-type="float">
            <text:p>183</text:p>
          </table:table-cell>
          <table:table-cell office:value-type="float" office:value="3544" calcext:value-type="float">
            <text:p>35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97" calcext:value-type="float">
            <text:p>8197</text:p>
          </table:table-cell>
          <table:table-cell office:value-type="float" office:value="83" calcext:value-type="float">
            <text:p>83</text:p>
          </table:table-cell>
          <table:table-cell office:value-type="float" office:value="3588" calcext:value-type="float">
            <text:p>35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89" calcext:value-type="float">
            <text:p>5489</text:p>
          </table:table-cell>
          <table:table-cell office:value-type="float" office:value="66" calcext:value-type="float">
            <text:p>66</text:p>
          </table:table-cell>
          <table:table-cell office:value-type="float" office:value="2355" calcext:value-type="float">
            <text:p>2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87" calcext:value-type="float">
            <text:p>5387</text:p>
          </table:table-cell>
          <table:table-cell office:value-type="float" office:value="21" calcext:value-type="float">
            <text:p>21</text:p>
          </table:table-cell>
          <table:table-cell office:value-type="float" office:value="1137" calcext:value-type="float">
            <text:p>11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91" calcext:value-type="float">
            <text:p>6991</text:p>
          </table:table-cell>
          <table:table-cell office:value-type="float" office:value="25" calcext:value-type="float">
            <text:p>25</text:p>
          </table:table-cell>
          <table:table-cell office:value-type="float" office:value="585" calcext:value-type="float">
            <text:p>58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75" calcext:value-type="float">
            <text:p>6075</text:p>
          </table:table-cell>
          <table:table-cell office:value-type="float" office:value="24" calcext:value-type="float">
            <text:p>24</text:p>
          </table:table-cell>
          <table:table-cell office:value-type="float" office:value="773" calcext:value-type="float">
            <text:p>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40" calcext:value-type="float">
            <text:p>4540</text:p>
          </table:table-cell>
          <table:table-cell office:value-type="float" office:value="21" calcext:value-type="float">
            <text:p>21</text:p>
          </table:table-cell>
          <table:table-cell office:value-type="float" office:value="1784" calcext:value-type="float">
            <text:p>17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46" calcext:value-type="float">
            <text:p>3946</text:p>
          </table:table-cell>
          <table:table-cell office:value-type="float" office:value="15" calcext:value-type="float">
            <text:p>15</text:p>
          </table:table-cell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66" calcext:value-type="float">
            <text:p>3666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29" calcext:value-type="float">
            <text:p>2729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37" calcext:value-type="float">
            <text:p>1537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8" calcext:value-type="float">
            <text:p>62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06:17:56.767129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8T06:35:00.424229288</dc:date>
    <meta:editing-duration>PT24M21S</meta:editing-duration>
    <meta:editing-cycles>5</meta:editing-cycles>
    <meta:generator>LibreOffice/6.0.7.3$Linux_X86_64 LibreOffice_project/00m0$Build-3</meta:generator>
    <meta:document-statistic meta:table-count="2" meta:cell-count="40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314cm" svg:height="18.409cm" xlink:href=".." xlink:type="simple" chart:class="chart:bar" chart:style-name="ch1">
        <chart:title svg:x="13.608cm" svg:y="0.223cm" chart:style-name="ch2">
          <text:p>Latency Raspberry Pi 2</text:p>
        </chart:title>
        <chart:subtitle svg:x="11.566cm" svg:y="1.024cm" chart:style-name="ch3">
          <text:p>Buster + Preempt-RT patched kernel 4.19.59-rt23-v7+</text:p>
        </chart:subtitle>
        <chart:legend chart:legend-position="end" svg:x="30.712cm" svg:y="8.158cm" style:legend-expansion="high" chart:style-name="ch4"/>
        <chart:plot-area chart:style-name="ch5" table:cell-range-address="'pi2-rt-histogram'.A1:'pi2-rt-histogram'.E401" chart:data-source-has-labels="both" svg:x="0.585cm" svg:y="1.885cm" svg:width="29.045cm" svg:height="15.908cm">
          <chartooo:coordinate-region svg:x="2.318cm" svg:y="2.084cm" svg:width="27.312cm" svg:height="14.785cm"/>
          <chart:axis chart:dimension="x" chart:name="primary-x" chart:style-name="ch6" chartooo:axis-type="auto">
            <chartooo:date-scale/>
            <chart:title svg:x="15.193cm" svg:y="17.756cm" chart:style-name="ch7">
              <text:p>Latency (us)</text:p>
            </chart:title>
            <chart:categories table:cell-range-address="'pi2-rt-histogram'.A2:'pi2-rt-histogram'.A401"/>
          </chart:axis>
          <chart:axis chart:dimension="x" chart:name="secondary-x" chart:style-name="ch8">
            <chart:title svg:x="22.877cm" svg:y="2.69cm" chart:style-name="ch7">
              <text:p>min latency 13 us, avg 32 us, max 205 us</text:p>
            </chart:title>
          </chart:axis>
          <chart:axis chart:dimension="y" chart:name="primary-y" chart:style-name="ch9">
            <chart:title svg:x="0cm" svg:y="11.854cm" chart:style-name="ch10">
              <text:p>Number of latency samples</text:p>
            </chart:title>
            <chart:grid chart:style-name="ch11" chart:class="major"/>
          </chart:axis>
          <chart:series chart:style-name="ch12" chart:values-cell-range-address="'pi2-rt-histogram'.B2:'pi2-rt-histogram'.B401" chart:label-cell-address="'pi2-rt-histogram'.B1:'pi2-rt-histogram'.B1" chart:class="chart:bar">
            <chart:data-point chart:repeated="400"/>
          </chart:series>
          <chart:series chart:style-name="ch13" chart:values-cell-range-address="'pi2-rt-histogram'.C2:'pi2-rt-histogram'.C401" chart:label-cell-address="'pi2-rt-histogram'.C1:'pi2-rt-histogram'.C1" chart:class="chart:bar">
            <chart:data-point chart:repeated="400"/>
          </chart:series>
          <chart:series chart:style-name="ch14" chart:values-cell-range-address="'pi2-rt-histogram'.D2:'pi2-rt-histogram'.D401" chart:label-cell-address="'pi2-rt-histogram'.D1:'pi2-rt-histogram'.D1" chart:class="chart:bar">
            <chart:data-point chart:repeated="400"/>
          </chart:series>
          <chart:series chart:style-name="ch15" chart:values-cell-range-address="'pi2-rt-histogram'.E2:'pi2-rt-histogram'.E401" chart:label-cell-address="'pi2-rt-histogram'.E1:'pi2-rt-histogram'.E1" chart:class="chart:bar">
            <chart:data-point chart:repeated="4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1</text:p>
                <draw:g>
                  <svg:desc>'pi2-rt-histogram'.B1:'pi2-rt-histogram'.B1</svg:desc>
                </draw:g>
              </table:table-cell>
              <table:table-cell office:value-type="string">
                <text:p>core2</text:p>
                <draw:g>
                  <svg:desc>'pi2-rt-histogram'.C1:'pi2-rt-histogram'.C1</svg:desc>
                </draw:g>
              </table:table-cell>
              <table:table-cell office:value-type="string">
                <text:p>core3</text:p>
                <draw:g>
                  <svg:desc>'pi2-rt-histogram'.D1:'pi2-rt-histogram'.D1</svg:desc>
                </draw:g>
              </table:table-cell>
              <table:table-cell office:value-type="string">
                <text:p>core4</text:p>
                <draw:g>
                  <svg:desc>'pi2-rt-histogram'.E1:'pi2-rt-histogram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i2-rt-histogram'.A2:'pi2-rt-histogram'.A401</svg:desc>
                </draw:g>
              </table:table-cell>
              <table:table-cell office:value-type="float" office:value="0">
                <text:p>0</text:p>
                <draw:g>
                  <svg:desc>'pi2-rt-histogram'.B2:'pi2-rt-histogram'.B401</svg:desc>
                </draw:g>
              </table:table-cell>
              <table:table-cell office:value-type="float" office:value="0">
                <text:p>0</text:p>
                <draw:g>
                  <svg:desc>'pi2-rt-histogram'.C2:'pi2-rt-histogram'.C401</svg:desc>
                </draw:g>
              </table:table-cell>
              <table:table-cell office:value-type="float" office:value="0">
                <text:p>0</text:p>
                <draw:g>
                  <svg:desc>'pi2-rt-histogram'.D2:'pi2-rt-histogram'.D401</svg:desc>
                </draw:g>
              </table:table-cell>
              <table:table-cell office:value-type="float" office:value="0">
                <text:p>0</text:p>
                <draw:g>
                  <svg:desc>'pi2-rt-histogram'.E2:'pi2-rt-histogram'.E4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43">
                <text:p>1043</text:p>
              </table:table-cell>
              <table:table-cell office:value-type="float" office:value="259">
                <text:p>259</text:p>
              </table:table-cell>
              <table:table-cell office:value-type="float" office:value="54">
                <text:p>5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9836">
                <text:p>369836</text:p>
              </table:table-cell>
              <table:table-cell office:value-type="float" office:value="135495">
                <text:p>135495</text:p>
              </table:table-cell>
              <table:table-cell office:value-type="float" office:value="78142">
                <text:p>78142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72379">
                <text:p>2572379</text:p>
              </table:table-cell>
              <table:table-cell office:value-type="float" office:value="2546711">
                <text:p>2546711</text:p>
              </table:table-cell>
              <table:table-cell office:value-type="float" office:value="1967071">
                <text:p>1967071</text:p>
              </table:table-cell>
              <table:table-cell office:value-type="float" office:value="2386112">
                <text:p>23861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94075">
                <text:p>1594075</text:p>
              </table:table-cell>
              <table:table-cell office:value-type="float" office:value="2950975">
                <text:p>2950975</text:p>
              </table:table-cell>
              <table:table-cell office:value-type="float" office:value="5375480">
                <text:p>5375480</text:p>
              </table:table-cell>
              <table:table-cell office:value-type="float" office:value="2525569">
                <text:p>25255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1506">
                <text:p>701506</text:p>
              </table:table-cell>
              <table:table-cell office:value-type="float" office:value="803221">
                <text:p>803221</text:p>
              </table:table-cell>
              <table:table-cell office:value-type="float" office:value="1180473">
                <text:p>1180473</text:p>
              </table:table-cell>
              <table:table-cell office:value-type="float" office:value="539883">
                <text:p>5398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7133">
                <text:p>977133</text:p>
              </table:table-cell>
              <table:table-cell office:value-type="float" office:value="529528">
                <text:p>529528</text:p>
              </table:table-cell>
              <table:table-cell office:value-type="float" office:value="677474">
                <text:p>677474</text:p>
              </table:table-cell>
              <table:table-cell office:value-type="float" office:value="2834081">
                <text:p>28340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858243">
                <text:p>6858243</text:p>
              </table:table-cell>
              <table:table-cell office:value-type="float" office:value="4405172">
                <text:p>4405172</text:p>
              </table:table-cell>
              <table:table-cell office:value-type="float" office:value="1050293">
                <text:p>1050293</text:p>
              </table:table-cell>
              <table:table-cell office:value-type="float" office:value="19062009">
                <text:p>19062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155011">
                <text:p>11155011</text:p>
              </table:table-cell>
              <table:table-cell office:value-type="float" office:value="14892162">
                <text:p>14892162</text:p>
              </table:table-cell>
              <table:table-cell office:value-type="float" office:value="16607724">
                <text:p>16607724</text:p>
              </table:table-cell>
              <table:table-cell office:value-type="float" office:value="9001559">
                <text:p>90015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39515">
                <text:p>2139515</text:p>
              </table:table-cell>
              <table:table-cell office:value-type="float" office:value="2600553">
                <text:p>2600553</text:p>
              </table:table-cell>
              <table:table-cell office:value-type="float" office:value="6800145">
                <text:p>6800145</text:p>
              </table:table-cell>
              <table:table-cell office:value-type="float" office:value="1212930">
                <text:p>12129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20871">
                <text:p>520871</text:p>
              </table:table-cell>
              <table:table-cell office:value-type="float" office:value="1459541">
                <text:p>1459541</text:p>
              </table:table-cell>
              <table:table-cell office:value-type="float" office:value="604194">
                <text:p>604194</text:p>
              </table:table-cell>
              <table:table-cell office:value-type="float" office:value="889092">
                <text:p>8890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93100">
                <text:p>593100</text:p>
              </table:table-cell>
              <table:table-cell office:value-type="float" office:value="2781452">
                <text:p>2781452</text:p>
              </table:table-cell>
              <table:table-cell office:value-type="float" office:value="1009761">
                <text:p>1009761</text:p>
              </table:table-cell>
              <table:table-cell office:value-type="float" office:value="1146038">
                <text:p>11460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10571">
                <text:p>710571</text:p>
              </table:table-cell>
              <table:table-cell office:value-type="float" office:value="2279839">
                <text:p>2279839</text:p>
              </table:table-cell>
              <table:table-cell office:value-type="float" office:value="808481">
                <text:p>808481</text:p>
              </table:table-cell>
              <table:table-cell office:value-type="float" office:value="877125">
                <text:p>8771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94371">
                <text:p>594371</text:p>
              </table:table-cell>
              <table:table-cell office:value-type="float" office:value="1984780">
                <text:p>1984780</text:p>
              </table:table-cell>
              <table:table-cell office:value-type="float" office:value="828131">
                <text:p>828131</text:p>
              </table:table-cell>
              <table:table-cell office:value-type="float" office:value="489724">
                <text:p>4897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30493">
                <text:p>530493</text:p>
              </table:table-cell>
              <table:table-cell office:value-type="float" office:value="971156">
                <text:p>971156</text:p>
              </table:table-cell>
              <table:table-cell office:value-type="float" office:value="599412">
                <text:p>599412</text:p>
              </table:table-cell>
              <table:table-cell office:value-type="float" office:value="282303">
                <text:p>2823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0200">
                <text:p>290200</text:p>
              </table:table-cell>
              <table:table-cell office:value-type="float" office:value="494535">
                <text:p>494535</text:p>
              </table:table-cell>
              <table:table-cell office:value-type="float" office:value="351124">
                <text:p>351124</text:p>
              </table:table-cell>
              <table:table-cell office:value-type="float" office:value="179012">
                <text:p>1790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17501">
                <text:p>517501</text:p>
              </table:table-cell>
              <table:table-cell office:value-type="float" office:value="1070239">
                <text:p>1070239</text:p>
              </table:table-cell>
              <table:table-cell office:value-type="float" office:value="426420">
                <text:p>426420</text:p>
              </table:table-cell>
              <table:table-cell office:value-type="float" office:value="542262">
                <text:p>5422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33727">
                <text:p>533727</text:p>
              </table:table-cell>
              <table:table-cell office:value-type="float" office:value="1583991">
                <text:p>1583991</text:p>
              </table:table-cell>
              <table:table-cell office:value-type="float" office:value="1875764">
                <text:p>1875764</text:p>
              </table:table-cell>
              <table:table-cell office:value-type="float" office:value="1351096">
                <text:p>13510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6455">
                <text:p>836455</text:p>
              </table:table-cell>
              <table:table-cell office:value-type="float" office:value="1336850">
                <text:p>1336850</text:p>
              </table:table-cell>
              <table:table-cell office:value-type="float" office:value="1812243">
                <text:p>1812243</text:p>
              </table:table-cell>
              <table:table-cell office:value-type="float" office:value="1087888">
                <text:p>10878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13885">
                <text:p>913885</text:p>
              </table:table-cell>
              <table:table-cell office:value-type="float" office:value="1351062">
                <text:p>1351062</text:p>
              </table:table-cell>
              <table:table-cell office:value-type="float" office:value="1961249">
                <text:p>1961249</text:p>
              </table:table-cell>
              <table:table-cell office:value-type="float" office:value="446391">
                <text:p>4463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4295">
                <text:p>754295</text:p>
              </table:table-cell>
              <table:table-cell office:value-type="float" office:value="398785">
                <text:p>398785</text:p>
              </table:table-cell>
              <table:table-cell office:value-type="float" office:value="827923">
                <text:p>827923</text:p>
              </table:table-cell>
              <table:table-cell office:value-type="float" office:value="175023">
                <text:p>175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23999">
                <text:p>623999</text:p>
              </table:table-cell>
              <table:table-cell office:value-type="float" office:value="389161">
                <text:p>389161</text:p>
              </table:table-cell>
              <table:table-cell office:value-type="float" office:value="447306">
                <text:p>447306</text:p>
              </table:table-cell>
              <table:table-cell office:value-type="float" office:value="261273">
                <text:p>2612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16385">
                <text:p>416385</text:p>
              </table:table-cell>
              <table:table-cell office:value-type="float" office:value="494665">
                <text:p>494665</text:p>
              </table:table-cell>
              <table:table-cell office:value-type="float" office:value="375984">
                <text:p>375984</text:p>
              </table:table-cell>
              <table:table-cell office:value-type="float" office:value="688402">
                <text:p>6884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9191">
                <text:p>319191</text:p>
              </table:table-cell>
              <table:table-cell office:value-type="float" office:value="368350">
                <text:p>368350</text:p>
              </table:table-cell>
              <table:table-cell office:value-type="float" office:value="762685">
                <text:p>762685</text:p>
              </table:table-cell>
              <table:table-cell office:value-type="float" office:value="853038">
                <text:p>8530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1572">
                <text:p>241572</text:p>
              </table:table-cell>
              <table:table-cell office:value-type="float" office:value="311187">
                <text:p>311187</text:p>
              </table:table-cell>
              <table:table-cell office:value-type="float" office:value="501813">
                <text:p>501813</text:p>
              </table:table-cell>
              <table:table-cell office:value-type="float" office:value="353472">
                <text:p>35347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04317">
                <text:p>204317</text:p>
              </table:table-cell>
              <table:table-cell office:value-type="float" office:value="386666">
                <text:p>386666</text:p>
              </table:table-cell>
              <table:table-cell office:value-type="float" office:value="349900">
                <text:p>349900</text:p>
              </table:table-cell>
              <table:table-cell office:value-type="float" office:value="257242">
                <text:p>2572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77660">
                <text:p>777660</text:p>
              </table:table-cell>
              <table:table-cell office:value-type="float" office:value="234114">
                <text:p>234114</text:p>
              </table:table-cell>
              <table:table-cell office:value-type="float" office:value="297818">
                <text:p>297818</text:p>
              </table:table-cell>
              <table:table-cell office:value-type="float" office:value="341700">
                <text:p>3417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14976">
                <text:p>814976</text:p>
              </table:table-cell>
              <table:table-cell office:value-type="float" office:value="295505">
                <text:p>295505</text:p>
              </table:table-cell>
              <table:table-cell office:value-type="float" office:value="228446">
                <text:p>228446</text:p>
              </table:table-cell>
              <table:table-cell office:value-type="float" office:value="294521">
                <text:p>2945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2686">
                <text:p>232686</text:p>
              </table:table-cell>
              <table:table-cell office:value-type="float" office:value="135647">
                <text:p>135647</text:p>
              </table:table-cell>
              <table:table-cell office:value-type="float" office:value="261155">
                <text:p>261155</text:p>
              </table:table-cell>
              <table:table-cell office:value-type="float" office:value="121964">
                <text:p>1219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7071">
                <text:p>177071</text:p>
              </table:table-cell>
              <table:table-cell office:value-type="float" office:value="107193">
                <text:p>107193</text:p>
              </table:table-cell>
              <table:table-cell office:value-type="float" office:value="106748">
                <text:p>106748</text:p>
              </table:table-cell>
              <table:table-cell office:value-type="float" office:value="77124">
                <text:p>771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36200">
                <text:p>336200</text:p>
              </table:table-cell>
              <table:table-cell office:value-type="float" office:value="163835">
                <text:p>163835</text:p>
              </table:table-cell>
              <table:table-cell office:value-type="float" office:value="145138">
                <text:p>145138</text:p>
              </table:table-cell>
              <table:table-cell office:value-type="float" office:value="130128">
                <text:p>1301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2034">
                <text:p>342034</text:p>
              </table:table-cell>
              <table:table-cell office:value-type="float" office:value="159442">
                <text:p>159442</text:p>
              </table:table-cell>
              <table:table-cell office:value-type="float" office:value="114644">
                <text:p>114644</text:p>
              </table:table-cell>
              <table:table-cell office:value-type="float" office:value="212791">
                <text:p>2127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39807">
                <text:p>539807</text:p>
              </table:table-cell>
              <table:table-cell office:value-type="float" office:value="184780">
                <text:p>184780</text:p>
              </table:table-cell>
              <table:table-cell office:value-type="float" office:value="219997">
                <text:p>219997</text:p>
              </table:table-cell>
              <table:table-cell office:value-type="float" office:value="121444">
                <text:p>1214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61022">
                <text:p>861022</text:p>
              </table:table-cell>
              <table:table-cell office:value-type="float" office:value="197889">
                <text:p>197889</text:p>
              </table:table-cell>
              <table:table-cell office:value-type="float" office:value="238686">
                <text:p>238686</text:p>
              </table:table-cell>
              <table:table-cell office:value-type="float" office:value="120344">
                <text:p>1203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25210">
                <text:p>1025210</text:p>
              </table:table-cell>
              <table:table-cell office:value-type="float" office:value="203841">
                <text:p>203841</text:p>
              </table:table-cell>
              <table:table-cell office:value-type="float" office:value="173698">
                <text:p>173698</text:p>
              </table:table-cell>
              <table:table-cell office:value-type="float" office:value="104213">
                <text:p>1042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44178">
                <text:p>444178</text:p>
              </table:table-cell>
              <table:table-cell office:value-type="float" office:value="151456">
                <text:p>151456</text:p>
              </table:table-cell>
              <table:table-cell office:value-type="float" office:value="112124">
                <text:p>112124</text:p>
              </table:table-cell>
              <table:table-cell office:value-type="float" office:value="75693">
                <text:p>756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2540">
                <text:p>242540</text:p>
              </table:table-cell>
              <table:table-cell office:value-type="float" office:value="96311">
                <text:p>96311</text:p>
              </table:table-cell>
              <table:table-cell office:value-type="float" office:value="79962">
                <text:p>79962</text:p>
              </table:table-cell>
              <table:table-cell office:value-type="float" office:value="65149">
                <text:p>651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19334">
                <text:p>219334</text:p>
              </table:table-cell>
              <table:table-cell office:value-type="float" office:value="77640">
                <text:p>77640</text:p>
              </table:table-cell>
              <table:table-cell office:value-type="float" office:value="70185">
                <text:p>70185</text:p>
              </table:table-cell>
              <table:table-cell office:value-type="float" office:value="68129">
                <text:p>681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7565">
                <text:p>207565</text:p>
              </table:table-cell>
              <table:table-cell office:value-type="float" office:value="86368">
                <text:p>86368</text:p>
              </table:table-cell>
              <table:table-cell office:value-type="float" office:value="67621">
                <text:p>67621</text:p>
              </table:table-cell>
              <table:table-cell office:value-type="float" office:value="78692">
                <text:p>786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5243">
                <text:p>225243</text:p>
              </table:table-cell>
              <table:table-cell office:value-type="float" office:value="103611">
                <text:p>103611</text:p>
              </table:table-cell>
              <table:table-cell office:value-type="float" office:value="53861">
                <text:p>53861</text:p>
              </table:table-cell>
              <table:table-cell office:value-type="float" office:value="83336">
                <text:p>833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6871">
                <text:p>196871</text:p>
              </table:table-cell>
              <table:table-cell office:value-type="float" office:value="103840">
                <text:p>103840</text:p>
              </table:table-cell>
              <table:table-cell office:value-type="float" office:value="49738">
                <text:p>49738</text:p>
              </table:table-cell>
              <table:table-cell office:value-type="float" office:value="96536">
                <text:p>96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09220">
                <text:p>209220</text:p>
              </table:table-cell>
              <table:table-cell office:value-type="float" office:value="83434">
                <text:p>83434</text:p>
              </table:table-cell>
              <table:table-cell office:value-type="float" office:value="39324">
                <text:p>39324</text:p>
              </table:table-cell>
              <table:table-cell office:value-type="float" office:value="85192">
                <text:p>851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28706">
                <text:p>328706</text:p>
              </table:table-cell>
              <table:table-cell office:value-type="float" office:value="62599">
                <text:p>62599</text:p>
              </table:table-cell>
              <table:table-cell office:value-type="float" office:value="40039">
                <text:p>40039</text:p>
              </table:table-cell>
              <table:table-cell office:value-type="float" office:value="57292">
                <text:p>572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34339">
                <text:p>434339</text:p>
              </table:table-cell>
              <table:table-cell office:value-type="float" office:value="62505">
                <text:p>62505</text:p>
              </table:table-cell>
              <table:table-cell office:value-type="float" office:value="66663">
                <text:p>66663</text:p>
              </table:table-cell>
              <table:table-cell office:value-type="float" office:value="41971">
                <text:p>419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03018">
                <text:p>703018</text:p>
              </table:table-cell>
              <table:table-cell office:value-type="float" office:value="65575">
                <text:p>65575</text:p>
              </table:table-cell>
              <table:table-cell office:value-type="float" office:value="58347">
                <text:p>58347</text:p>
              </table:table-cell>
              <table:table-cell office:value-type="float" office:value="42586">
                <text:p>4258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81473">
                <text:p>681473</text:p>
              </table:table-cell>
              <table:table-cell office:value-type="float" office:value="101854">
                <text:p>101854</text:p>
              </table:table-cell>
              <table:table-cell office:value-type="float" office:value="83368">
                <text:p>83368</text:p>
              </table:table-cell>
              <table:table-cell office:value-type="float" office:value="50302">
                <text:p>503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56319">
                <text:p>456319</text:p>
              </table:table-cell>
              <table:table-cell office:value-type="float" office:value="159385">
                <text:p>159385</text:p>
              </table:table-cell>
              <table:table-cell office:value-type="float" office:value="53007">
                <text:p>53007</text:p>
              </table:table-cell>
              <table:table-cell office:value-type="float" office:value="54288">
                <text:p>542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40394">
                <text:p>240394</text:p>
              </table:table-cell>
              <table:table-cell office:value-type="float" office:value="128527">
                <text:p>128527</text:p>
              </table:table-cell>
              <table:table-cell office:value-type="float" office:value="36910">
                <text:p>36910</text:p>
              </table:table-cell>
              <table:table-cell office:value-type="float" office:value="33396">
                <text:p>333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499">
                <text:p>235499</text:p>
              </table:table-cell>
              <table:table-cell office:value-type="float" office:value="112478">
                <text:p>112478</text:p>
              </table:table-cell>
              <table:table-cell office:value-type="float" office:value="28563">
                <text:p>28563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7515">
                <text:p>137515</text:p>
              </table:table-cell>
              <table:table-cell office:value-type="float" office:value="83592">
                <text:p>83592</text:p>
              </table:table-cell>
              <table:table-cell office:value-type="float" office:value="20329">
                <text:p>20329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6438">
                <text:p>86438</text:p>
              </table:table-cell>
              <table:table-cell office:value-type="float" office:value="44246">
                <text:p>44246</text:p>
              </table:table-cell>
              <table:table-cell office:value-type="float" office:value="16908">
                <text:p>16908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3071">
                <text:p>93071</text:p>
              </table:table-cell>
              <table:table-cell office:value-type="float" office:value="35389">
                <text:p>35389</text:p>
              </table:table-cell>
              <table:table-cell office:value-type="float" office:value="12630">
                <text:p>12630</text:p>
              </table:table-cell>
              <table:table-cell office:value-type="float" office:value="8643">
                <text:p>86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0576">
                <text:p>100576</text:p>
              </table:table-cell>
              <table:table-cell office:value-type="float" office:value="38186">
                <text:p>38186</text:p>
              </table:table-cell>
              <table:table-cell office:value-type="float" office:value="7503">
                <text:p>7503</text:p>
              </table:table-cell>
              <table:table-cell office:value-type="float" office:value="8546">
                <text:p>85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8788">
                <text:p>98788</text:p>
              </table:table-cell>
              <table:table-cell office:value-type="float" office:value="35346">
                <text:p>35346</text:p>
              </table:table-cell>
              <table:table-cell office:value-type="float" office:value="5911">
                <text:p>5911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50433">
                <text:p>350433</text:p>
              </table:table-cell>
              <table:table-cell office:value-type="float" office:value="26244">
                <text:p>26244</text:p>
              </table:table-cell>
              <table:table-cell office:value-type="float" office:value="5151">
                <text:p>5151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01019">
                <text:p>401019</text:p>
              </table:table-cell>
              <table:table-cell office:value-type="float" office:value="19391">
                <text:p>19391</text:p>
              </table:table-cell>
              <table:table-cell office:value-type="float" office:value="4786">
                <text:p>4786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28538">
                <text:p>328538</text:p>
              </table:table-cell>
              <table:table-cell office:value-type="float" office:value="14797">
                <text:p>14797</text:p>
              </table:table-cell>
              <table:table-cell office:value-type="float" office:value="4033">
                <text:p>4033</text:p>
              </table:table-cell>
              <table:table-cell office:value-type="float" office:value="11645">
                <text:p>1164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31970">
                <text:p>831970</text:p>
              </table:table-cell>
              <table:table-cell office:value-type="float" office:value="11577">
                <text:p>11577</text:p>
              </table:table-cell>
              <table:table-cell office:value-type="float" office:value="3012">
                <text:p>3012</text:p>
              </table:table-cell>
              <table:table-cell office:value-type="float" office:value="15319">
                <text:p>153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6616">
                <text:p>696616</text:p>
              </table:table-cell>
              <table:table-cell office:value-type="float" office:value="9793">
                <text:p>9793</text:p>
              </table:table-cell>
              <table:table-cell office:value-type="float" office:value="3088">
                <text:p>3088</text:p>
              </table:table-cell>
              <table:table-cell office:value-type="float" office:value="13615">
                <text:p>1361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35691">
                <text:p>235691</text:p>
              </table:table-cell>
              <table:table-cell office:value-type="float" office:value="8622">
                <text:p>8622</text:p>
              </table:table-cell>
              <table:table-cell office:value-type="float" office:value="1913">
                <text:p>1913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22915">
                <text:p>122915</text:p>
              </table:table-cell>
              <table:table-cell office:value-type="float" office:value="5292">
                <text:p>5292</text:p>
              </table:table-cell>
              <table:table-cell office:value-type="float" office:value="1142">
                <text:p>1142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5285">
                <text:p>95285</text:p>
              </table:table-cell>
              <table:table-cell office:value-type="float" office:value="3762">
                <text:p>3762</text:p>
              </table:table-cell>
              <table:table-cell office:value-type="float" office:value="861">
                <text:p>86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2387">
                <text:p>82387</text:p>
              </table:table-cell>
              <table:table-cell office:value-type="float" office:value="3175">
                <text:p>3175</text:p>
              </table:table-cell>
              <table:table-cell office:value-type="float" office:value="746">
                <text:p>74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9365">
                <text:p>59365</text:p>
              </table:table-cell>
              <table:table-cell office:value-type="float" office:value="3228">
                <text:p>3228</text:p>
              </table:table-cell>
              <table:table-cell office:value-type="float" office:value="705">
                <text:p>70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9474">
                <text:p>59474</text:p>
              </table:table-cell>
              <table:table-cell office:value-type="float" office:value="3805">
                <text:p>3805</text:p>
              </table:table-cell>
              <table:table-cell office:value-type="float" office:value="631">
                <text:p>63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7749">
                <text:p>57749</text:p>
              </table:table-cell>
              <table:table-cell office:value-type="float" office:value="3528">
                <text:p>3528</text:p>
              </table:table-cell>
              <table:table-cell office:value-type="float" office:value="550">
                <text:p>55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6724">
                <text:p>36724</text:p>
              </table:table-cell>
              <table:table-cell office:value-type="float" office:value="3982">
                <text:p>3982</text:p>
              </table:table-cell>
              <table:table-cell office:value-type="float" office:value="543">
                <text:p>54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3585">
                <text:p>23585</text:p>
              </table:table-cell>
              <table:table-cell office:value-type="float" office:value="4980">
                <text:p>4980</text:p>
              </table:table-cell>
              <table:table-cell office:value-type="float" office:value="483">
                <text:p>48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936">
                <text:p>20936</text:p>
              </table:table-cell>
              <table:table-cell office:value-type="float" office:value="6598">
                <text:p>6598</text:p>
              </table:table-cell>
              <table:table-cell office:value-type="float" office:value="444">
                <text:p>44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3646">
                <text:p>33646</text:p>
              </table:table-cell>
              <table:table-cell office:value-type="float" office:value="6713">
                <text:p>6713</text:p>
              </table:table-cell>
              <table:table-cell office:value-type="float" office:value="401">
                <text:p>40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8960">
                <text:p>28960</text:p>
              </table:table-cell>
              <table:table-cell office:value-type="float" office:value="6989">
                <text:p>6989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4408">
                <text:p>54408</text:p>
              </table:table-cell>
              <table:table-cell office:value-type="float" office:value="4631">
                <text:p>4631</text:p>
              </table:table-cell>
              <table:table-cell office:value-type="float" office:value="231">
                <text:p>23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8286">
                <text:p>78286</text:p>
              </table:table-cell>
              <table:table-cell office:value-type="float" office:value="2608">
                <text:p>2608</text:p>
              </table:table-cell>
              <table:table-cell office:value-type="float" office:value="202">
                <text:p>20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5416">
                <text:p>95416</text:p>
              </table:table-cell>
              <table:table-cell office:value-type="float" office:value="2244">
                <text:p>2244</text:p>
              </table:table-cell>
              <table:table-cell office:value-type="float" office:value="163">
                <text:p>16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9749">
                <text:p>39749</text:p>
              </table:table-cell>
              <table:table-cell office:value-type="float" office:value="1796">
                <text:p>1796</text:p>
              </table:table-cell>
              <table:table-cell office:value-type="float" office:value="148">
                <text:p>14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9314">
                <text:p>59314</text:p>
              </table:table-cell>
              <table:table-cell office:value-type="float" office:value="934">
                <text:p>934</text:p>
              </table:table-cell>
              <table:table-cell office:value-type="float" office:value="148">
                <text:p>14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1559">
                <text:p>61559</text:p>
              </table:table-cell>
              <table:table-cell office:value-type="float" office:value="471">
                <text:p>471</text:p>
              </table:table-cell>
              <table:table-cell office:value-type="float" office:value="144">
                <text:p>14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1454">
                <text:p>31454</text:p>
              </table:table-cell>
              <table:table-cell office:value-type="float" office:value="295">
                <text:p>295</text:p>
              </table:table-cell>
              <table:table-cell office:value-type="float" office:value="101">
                <text:p>10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595">
                <text:p>50595</text:p>
              </table:table-cell>
              <table:table-cell office:value-type="float" office:value="214">
                <text:p>214</text:p>
              </table:table-cell>
              <table:table-cell office:value-type="float" office:value="72">
                <text:p>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7292">
                <text:p>67292</text:p>
              </table:table-cell>
              <table:table-cell office:value-type="float" office:value="296">
                <text:p>296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7582">
                <text:p>37582</text:p>
              </table:table-cell>
              <table:table-cell office:value-type="float" office:value="183">
                <text:p>183</text:p>
              </table:table-cell>
              <table:table-cell office:value-type="float" office:value="57">
                <text:p>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608">
                <text:p>23608</text:p>
              </table:table-cell>
              <table:table-cell office:value-type="float" office:value="147">
                <text:p>147</text:p>
              </table:table-cell>
              <table:table-cell office:value-type="float" office:value="57">
                <text:p>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9277">
                <text:p>19277</text:p>
              </table:table-cell>
              <table:table-cell office:value-type="float" office:value="145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487">
                <text:p>27487</text:p>
              </table:table-cell>
              <table:table-cell office:value-type="float" office:value="118">
                <text:p>118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9607">
                <text:p>29607</text:p>
              </table:table-cell>
              <table:table-cell office:value-type="float" office:value="113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3764">
                <text:p>13764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2371">
                <text:p>12371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5071">
                <text:p>1507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907">
                <text:p>17907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065">
                <text:p>25065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3762">
                <text:p>63762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1480">
                <text:p>71480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6797">
                <text:p>16797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141">
                <text:p>11141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5436">
                <text:p>15436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4497">
                <text:p>14497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974">
                <text:p>11974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7296">
                <text:p>107296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829">
                <text:p>8829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908">
                <text:p>5908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498">
                <text:p>6498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594">
                <text:p>6594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762">
                <text:p>5762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281">
                <text:p>3281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849">
                <text:p>1849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666">
                <text:p>1666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385">
                <text:p>1385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11">
                <text:p>101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98">
                <text:p>59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43">
                <text:p>343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13">
                <text:p>2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>
      <style:graphic-properties svg:stroke-color="#b3b3b3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659cm" svg:height="18.462cm" xlink:href=".." xlink:type="simple" chart:class="chart:bar" chart:style-name="ch1">
        <chart:title svg:x="13.115cm" svg:y="0.454cm" chart:style-name="ch2">
          <text:p>Latency Raspberry Pi 3</text:p>
        </chart:title>
        <chart:subtitle svg:x="11.129cm" svg:y="1.364cm" chart:style-name="ch3">
          <text:p>Buster + Preempt-RT patched kernel 4.19.59-rt23-v7+</text:p>
        </chart:subtitle>
        <chart:legend chart:legend-position="end" svg:x="30.057cm" svg:y="8.185cm" style:legend-expansion="high" chart:style-name="ch4"/>
        <chart:plot-area chart:style-name="ch5" table:cell-range-address="'pi3-rt-histogram'.A1:'pi3-rt-histogram'.E401" chart:data-source-has-labels="both" svg:x="1.644cm" svg:y="2.108cm" svg:width="27.779cm" svg:height="14.924cm">
          <chartooo:coordinate-region svg:x="3.191cm" svg:y="2.307cm" svg:width="26.232cm" svg:height="13.801cm"/>
          <chart:axis chart:dimension="x" chart:name="primary-x" chart:style-name="ch6" chartooo:axis-type="auto">
            <chartooo:date-scale/>
            <chart:title svg:x="14.51cm" svg:y="17.401cm" chart:style-name="ch7">
              <text:p>Latency  (us) </text:p>
            </chart:title>
            <chart:categories table:cell-range-address="'pi3-rt-histogram'.A2:'pi3-rt-histogram'.A401"/>
          </chart:axis>
          <chart:axis chart:dimension="x" chart:name="secondary-x" chart:style-name="ch8">
            <chart:title svg:x="22.649cm" svg:y="3.152cm" chart:style-name="ch9">
              <text:p>min latency 7 us, avg 16 us, max 135 us</text:p>
            </chart:title>
          </chart:axis>
          <chart:axis chart:dimension="y" chart:name="primary-y" chart:style-name="ch10">
            <chart:title svg:x="0.451cm" svg:y="11.585cm" chart:style-name="ch11">
              <text:p>Number of latency samples</text:p>
            </chart:title>
            <chart:grid chart:style-name="ch12" chart:class="major"/>
          </chart:axis>
          <chart:series chart:style-name="ch13" chart:values-cell-range-address="'pi3-rt-histogram'.B2:'pi3-rt-histogram'.B401" chart:label-cell-address="'pi3-rt-histogram'.B1:'pi3-rt-histogram'.B1" chart:class="chart:bar">
            <chart:data-point chart:repeated="400"/>
          </chart:series>
          <chart:series chart:style-name="ch14" chart:values-cell-range-address="'pi3-rt-histogram'.C2:'pi3-rt-histogram'.C401" chart:label-cell-address="'pi3-rt-histogram'.C1:'pi3-rt-histogram'.C1" chart:class="chart:bar">
            <chart:data-point chart:repeated="400"/>
          </chart:series>
          <chart:series chart:style-name="ch15" chart:values-cell-range-address="'pi3-rt-histogram'.D2:'pi3-rt-histogram'.D401" chart:label-cell-address="'pi3-rt-histogram'.D1:'pi3-rt-histogram'.D1" chart:class="chart:bar">
            <chart:data-point chart:repeated="400"/>
          </chart:series>
          <chart:series chart:style-name="ch16" chart:values-cell-range-address="'pi3-rt-histogram'.E2:'pi3-rt-histogram'.E401" chart:label-cell-address="'pi3-rt-histogram'.E1:'pi3-rt-histogram'.E1" chart:class="chart:bar">
            <chart:data-point chart:repeated="4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1</text:p>
                <draw:g>
                  <svg:desc>'pi3-rt-histogram'.B1:'pi3-rt-histogram'.B1</svg:desc>
                </draw:g>
              </table:table-cell>
              <table:table-cell office:value-type="string">
                <text:p>core2</text:p>
                <draw:g>
                  <svg:desc>'pi3-rt-histogram'.C1:'pi3-rt-histogram'.C1</svg:desc>
                </draw:g>
              </table:table-cell>
              <table:table-cell office:value-type="string">
                <text:p>core3</text:p>
                <draw:g>
                  <svg:desc>'pi3-rt-histogram'.D1:'pi3-rt-histogram'.D1</svg:desc>
                </draw:g>
              </table:table-cell>
              <table:table-cell office:value-type="string">
                <text:p>core4</text:p>
                <draw:g>
                  <svg:desc>'pi3-rt-histogram'.E1:'pi3-rt-histogram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i3-rt-histogram'.A2:'pi3-rt-histogram'.A401</svg:desc>
                </draw:g>
              </table:table-cell>
              <table:table-cell office:value-type="float" office:value="0">
                <text:p>0</text:p>
                <draw:g>
                  <svg:desc>'pi3-rt-histogram'.B2:'pi3-rt-histogram'.B401</svg:desc>
                </draw:g>
              </table:table-cell>
              <table:table-cell office:value-type="float" office:value="0">
                <text:p>0</text:p>
                <draw:g>
                  <svg:desc>'pi3-rt-histogram'.C2:'pi3-rt-histogram'.C401</svg:desc>
                </draw:g>
              </table:table-cell>
              <table:table-cell office:value-type="float" office:value="0">
                <text:p>0</text:p>
                <draw:g>
                  <svg:desc>'pi3-rt-histogram'.D2:'pi3-rt-histogram'.D401</svg:desc>
                </draw:g>
              </table:table-cell>
              <table:table-cell office:value-type="float" office:value="0">
                <text:p>0</text:p>
                <draw:g>
                  <svg:desc>'pi3-rt-histogram'.E2:'pi3-rt-histogram'.E4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168">
                <text:p>6168</text:p>
              </table:table-cell>
              <table:table-cell office:value-type="float" office:value="9971">
                <text:p>9971</text:p>
              </table:table-cell>
              <table:table-cell office:value-type="float" office:value="8192">
                <text:p>8192</text:p>
              </table:table-cell>
              <table:table-cell office:value-type="float" office:value="13455">
                <text:p>134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5602">
                <text:p>355602</text:p>
              </table:table-cell>
              <table:table-cell office:value-type="float" office:value="526107">
                <text:p>526107</text:p>
              </table:table-cell>
              <table:table-cell office:value-type="float" office:value="190188">
                <text:p>190188</text:p>
              </table:table-cell>
              <table:table-cell office:value-type="float" office:value="331921">
                <text:p>3319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335">
                <text:p>63335</text:p>
              </table:table-cell>
              <table:table-cell office:value-type="float" office:value="111136">
                <text:p>111136</text:p>
              </table:table-cell>
              <table:table-cell office:value-type="float" office:value="42071">
                <text:p>42071</text:p>
              </table:table-cell>
              <table:table-cell office:value-type="float" office:value="43295">
                <text:p>432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22331">
                <text:p>1822331</text:p>
              </table:table-cell>
              <table:table-cell office:value-type="float" office:value="173700">
                <text:p>173700</text:p>
              </table:table-cell>
              <table:table-cell office:value-type="float" office:value="2775669">
                <text:p>2775669</text:p>
              </table:table-cell>
              <table:table-cell office:value-type="float" office:value="3025959">
                <text:p>30259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74466">
                <text:p>774466</text:p>
              </table:table-cell>
              <table:table-cell office:value-type="float" office:value="2598242">
                <text:p>2598242</text:p>
              </table:table-cell>
              <table:table-cell office:value-type="float" office:value="343001">
                <text:p>343001</text:p>
              </table:table-cell>
              <table:table-cell office:value-type="float" office:value="215255">
                <text:p>2152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1036">
                <text:p>81036</text:p>
              </table:table-cell>
              <table:table-cell office:value-type="float" office:value="104545">
                <text:p>104545</text:p>
              </table:table-cell>
              <table:table-cell office:value-type="float" office:value="26127">
                <text:p>26127</text:p>
              </table:table-cell>
              <table:table-cell office:value-type="float" office:value="66261">
                <text:p>662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6312">
                <text:p>156312</text:p>
              </table:table-cell>
              <table:table-cell office:value-type="float" office:value="105271">
                <text:p>105271</text:p>
              </table:table-cell>
              <table:table-cell office:value-type="float" office:value="132842">
                <text:p>132842</text:p>
              </table:table-cell>
              <table:table-cell office:value-type="float" office:value="105905">
                <text:p>1059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657">
                <text:p>33657</text:p>
              </table:table-cell>
              <table:table-cell office:value-type="float" office:value="35614">
                <text:p>35614</text:p>
              </table:table-cell>
              <table:table-cell office:value-type="float" office:value="73808">
                <text:p>73808</text:p>
              </table:table-cell>
              <table:table-cell office:value-type="float" office:value="21474">
                <text:p>214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826">
                <text:p>50826</text:p>
              </table:table-cell>
              <table:table-cell office:value-type="float" office:value="51189">
                <text:p>51189</text:p>
              </table:table-cell>
              <table:table-cell office:value-type="float" office:value="168543">
                <text:p>168543</text:p>
              </table:table-cell>
              <table:table-cell office:value-type="float" office:value="77386">
                <text:p>773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8060">
                <text:p>48060</text:p>
              </table:table-cell>
              <table:table-cell office:value-type="float" office:value="285382">
                <text:p>285382</text:p>
              </table:table-cell>
              <table:table-cell office:value-type="float" office:value="218288">
                <text:p>218288</text:p>
              </table:table-cell>
              <table:table-cell office:value-type="float" office:value="99070">
                <text:p>990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4273">
                <text:p>104273</text:p>
              </table:table-cell>
              <table:table-cell office:value-type="float" office:value="160508">
                <text:p>160508</text:p>
              </table:table-cell>
              <table:table-cell office:value-type="float" office:value="152354">
                <text:p>152354</text:p>
              </table:table-cell>
              <table:table-cell office:value-type="float" office:value="106847">
                <text:p>1068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767">
                <text:p>44767</text:p>
              </table:table-cell>
              <table:table-cell office:value-type="float" office:value="51166">
                <text:p>51166</text:p>
              </table:table-cell>
              <table:table-cell office:value-type="float" office:value="62724">
                <text:p>62724</text:p>
              </table:table-cell>
              <table:table-cell office:value-type="float" office:value="82359">
                <text:p>823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7641">
                <text:p>67641</text:p>
              </table:table-cell>
              <table:table-cell office:value-type="float" office:value="44147">
                <text:p>44147</text:p>
              </table:table-cell>
              <table:table-cell office:value-type="float" office:value="74712">
                <text:p>74712</text:p>
              </table:table-cell>
              <table:table-cell office:value-type="float" office:value="53278">
                <text:p>532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035">
                <text:p>78035</text:p>
              </table:table-cell>
              <table:table-cell office:value-type="float" office:value="45808">
                <text:p>45808</text:p>
              </table:table-cell>
              <table:table-cell office:value-type="float" office:value="71924">
                <text:p>71924</text:p>
              </table:table-cell>
              <table:table-cell office:value-type="float" office:value="53486">
                <text:p>534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5210">
                <text:p>205210</text:p>
              </table:table-cell>
              <table:table-cell office:value-type="float" office:value="19201">
                <text:p>19201</text:p>
              </table:table-cell>
              <table:table-cell office:value-type="float" office:value="278393">
                <text:p>278393</text:p>
              </table:table-cell>
              <table:table-cell office:value-type="float" office:value="392641">
                <text:p>3926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7433">
                <text:p>137433</text:p>
              </table:table-cell>
              <table:table-cell office:value-type="float" office:value="247769">
                <text:p>247769</text:p>
              </table:table-cell>
              <table:table-cell office:value-type="float" office:value="109246">
                <text:p>109246</text:p>
              </table:table-cell>
              <table:table-cell office:value-type="float" office:value="57175">
                <text:p>571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873">
                <text:p>43873</text:p>
              </table:table-cell>
              <table:table-cell office:value-type="float" office:value="90992">
                <text:p>90992</text:p>
              </table:table-cell>
              <table:table-cell office:value-type="float" office:value="23704">
                <text:p>23704</text:p>
              </table:table-cell>
              <table:table-cell office:value-type="float" office:value="18773">
                <text:p>187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3058">
                <text:p>223058</text:p>
              </table:table-cell>
              <table:table-cell office:value-type="float" office:value="27318">
                <text:p>27318</text:p>
              </table:table-cell>
              <table:table-cell office:value-type="float" office:value="10815">
                <text:p>10815</text:p>
              </table:table-cell>
              <table:table-cell office:value-type="float" office:value="9277">
                <text:p>92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5098">
                <text:p>85098</text:p>
              </table:table-cell>
              <table:table-cell office:value-type="float" office:value="18499">
                <text:p>18499</text:p>
              </table:table-cell>
              <table:table-cell office:value-type="float" office:value="14807">
                <text:p>14807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856">
                <text:p>36856</text:p>
              </table:table-cell>
              <table:table-cell office:value-type="float" office:value="14027">
                <text:p>14027</text:p>
              </table:table-cell>
              <table:table-cell office:value-type="float" office:value="14354">
                <text:p>14354</text:p>
              </table:table-cell>
              <table:table-cell office:value-type="float" office:value="12979">
                <text:p>1297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3818">
                <text:p>33818</text:p>
              </table:table-cell>
              <table:table-cell office:value-type="float" office:value="20014">
                <text:p>20014</text:p>
              </table:table-cell>
              <table:table-cell office:value-type="float" office:value="11010">
                <text:p>11010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402">
                <text:p>27402</text:p>
              </table:table-cell>
              <table:table-cell office:value-type="float" office:value="14649">
                <text:p>14649</text:p>
              </table:table-cell>
              <table:table-cell office:value-type="float" office:value="5200">
                <text:p>52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167">
                <text:p>28167</text:p>
              </table:table-cell>
              <table:table-cell office:value-type="float" office:value="11064">
                <text:p>11064</text:p>
              </table:table-cell>
              <table:table-cell office:value-type="float" office:value="1065">
                <text:p>1065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403">
                <text:p>27403</text:p>
              </table:table-cell>
              <table:table-cell office:value-type="float" office:value="9092">
                <text:p>9092</text:p>
              </table:table-cell>
              <table:table-cell office:value-type="float" office:value="1913">
                <text:p>1913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4921">
                <text:p>24921</text:p>
              </table:table-cell>
              <table:table-cell office:value-type="float" office:value="17301">
                <text:p>17301</text:p>
              </table:table-cell>
              <table:table-cell office:value-type="float" office:value="14047">
                <text:p>14047</text:p>
              </table:table-cell>
              <table:table-cell office:value-type="float" office:value="47913">
                <text:p>479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220">
                <text:p>13220</text:p>
              </table:table-cell>
              <table:table-cell office:value-type="float" office:value="63977">
                <text:p>63977</text:p>
              </table:table-cell>
              <table:table-cell office:value-type="float" office:value="15863">
                <text:p>15863</text:p>
              </table:table-cell>
              <table:table-cell office:value-type="float" office:value="24677">
                <text:p>2467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655">
                <text:p>8655</text:p>
              </table:table-cell>
              <table:table-cell office:value-type="float" office:value="26480">
                <text:p>26480</text:p>
              </table:table-cell>
              <table:table-cell office:value-type="float" office:value="9639">
                <text:p>9639</text:p>
              </table:table-cell>
              <table:table-cell office:value-type="float" office:value="21270">
                <text:p>2127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899">
                <text:p>12899</text:p>
              </table:table-cell>
              <table:table-cell office:value-type="float" office:value="34276">
                <text:p>34276</text:p>
              </table:table-cell>
              <table:table-cell office:value-type="float" office:value="5476">
                <text:p>5476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253">
                <text:p>11253</text:p>
              </table:table-cell>
              <table:table-cell office:value-type="float" office:value="13305">
                <text:p>13305</text:p>
              </table:table-cell>
              <table:table-cell office:value-type="float" office:value="3951">
                <text:p>3951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988">
                <text:p>9988</text:p>
              </table:table-cell>
              <table:table-cell office:value-type="float" office:value="8455">
                <text:p>8455</text:p>
              </table:table-cell>
              <table:table-cell office:value-type="float" office:value="12517">
                <text:p>12517</text:p>
              </table:table-cell>
              <table:table-cell office:value-type="float" office:value="11343">
                <text:p>1134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071">
                <text:p>13071</text:p>
              </table:table-cell>
              <table:table-cell office:value-type="float" office:value="5621">
                <text:p>5621</text:p>
              </table:table-cell>
              <table:table-cell office:value-type="float" office:value="12669">
                <text:p>12669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100">
                <text:p>17100</text:p>
              </table:table-cell>
              <table:table-cell office:value-type="float" office:value="16304">
                <text:p>16304</text:p>
              </table:table-cell>
              <table:table-cell office:value-type="float" office:value="5440">
                <text:p>544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484">
                <text:p>15484</text:p>
              </table:table-cell>
              <table:table-cell office:value-type="float" office:value="7530">
                <text:p>7530</text:p>
              </table:table-cell>
              <table:table-cell office:value-type="float" office:value="3981">
                <text:p>3981</text:p>
              </table:table-cell>
              <table:table-cell office:value-type="float" office:value="8501">
                <text:p>85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982">
                <text:p>19982</text:p>
              </table:table-cell>
              <table:table-cell office:value-type="float" office:value="6649">
                <text:p>6649</text:p>
              </table:table-cell>
              <table:table-cell office:value-type="float" office:value="6183">
                <text:p>6183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455">
                <text:p>18455</text:p>
              </table:table-cell>
              <table:table-cell office:value-type="float" office:value="3133">
                <text:p>3133</text:p>
              </table:table-cell>
              <table:table-cell office:value-type="float" office:value="28403">
                <text:p>2840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093">
                <text:p>18093</text:p>
              </table:table-cell>
              <table:table-cell office:value-type="float" office:value="1890">
                <text:p>1890</text:p>
              </table:table-cell>
              <table:table-cell office:value-type="float" office:value="16967">
                <text:p>16967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661">
                <text:p>18661</text:p>
              </table:table-cell>
              <table:table-cell office:value-type="float" office:value="2065">
                <text:p>2065</text:p>
              </table:table-cell>
              <table:table-cell office:value-type="float" office:value="8531">
                <text:p>8531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979">
                <text:p>16979</text:p>
              </table:table-cell>
              <table:table-cell office:value-type="float" office:value="3838">
                <text:p>3838</text:p>
              </table:table-cell>
              <table:table-cell office:value-type="float" office:value="6358">
                <text:p>6358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142">
                <text:p>9142</text:p>
              </table:table-cell>
              <table:table-cell office:value-type="float" office:value="1963">
                <text:p>1963</text:p>
              </table:table-cell>
              <table:table-cell office:value-type="float" office:value="2905">
                <text:p>290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858">
                <text:p>7858</text:p>
              </table:table-cell>
              <table:table-cell office:value-type="float" office:value="1889">
                <text:p>1889</text:p>
              </table:table-cell>
              <table:table-cell office:value-type="float" office:value="2819">
                <text:p>281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480">
                <text:p>8480</text:p>
              </table:table-cell>
              <table:table-cell office:value-type="float" office:value="2139">
                <text:p>2139</text:p>
              </table:table-cell>
              <table:table-cell office:value-type="float" office:value="4178">
                <text:p>417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247">
                <text:p>16247</text:p>
              </table:table-cell>
              <table:table-cell office:value-type="float" office:value="2541">
                <text:p>2541</text:p>
              </table:table-cell>
              <table:table-cell office:value-type="float" office:value="2085">
                <text:p>20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5242">
                <text:p>55242</text:p>
              </table:table-cell>
              <table:table-cell office:value-type="float" office:value="1580">
                <text:p>1580</text:p>
              </table:table-cell>
              <table:table-cell office:value-type="float" office:value="2850">
                <text:p>28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755">
                <text:p>32755</text:p>
              </table:table-cell>
              <table:table-cell office:value-type="float" office:value="711">
                <text:p>711</text:p>
              </table:table-cell>
              <table:table-cell office:value-type="float" office:value="2260">
                <text:p>22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704">
                <text:p>10704</text:p>
              </table:table-cell>
              <table:table-cell office:value-type="float" office:value="1641">
                <text:p>1641</text:p>
              </table:table-cell>
              <table:table-cell office:value-type="float" office:value="1359">
                <text:p>13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827">
                <text:p>10827</text:p>
              </table:table-cell>
              <table:table-cell office:value-type="float" office:value="337">
                <text:p>337</text:p>
              </table:table-cell>
              <table:table-cell office:value-type="float" office:value="914">
                <text:p>9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138">
                <text:p>11138</text:p>
              </table:table-cell>
              <table:table-cell office:value-type="float" office:value="157">
                <text:p>157</text:p>
              </table:table-cell>
              <table:table-cell office:value-type="float" office:value="1576">
                <text:p>1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916">
                <text:p>12916</text:p>
              </table:table-cell>
              <table:table-cell office:value-type="float" office:value="129">
                <text:p>129</text:p>
              </table:table-cell>
              <table:table-cell office:value-type="float" office:value="2447">
                <text:p>24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320">
                <text:p>16320</text:p>
              </table:table-cell>
              <table:table-cell office:value-type="float" office:value="183">
                <text:p>183</text:p>
              </table:table-cell>
              <table:table-cell office:value-type="float" office:value="3544">
                <text:p>35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197">
                <text:p>8197</text:p>
              </table:table-cell>
              <table:table-cell office:value-type="float" office:value="83">
                <text:p>83</text:p>
              </table:table-cell>
              <table:table-cell office:value-type="float" office:value="3588">
                <text:p>35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89">
                <text:p>5489</text:p>
              </table:table-cell>
              <table:table-cell office:value-type="float" office:value="66">
                <text:p>66</text:p>
              </table:table-cell>
              <table:table-cell office:value-type="float" office:value="2355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387">
                <text:p>5387</text:p>
              </table:table-cell>
              <table:table-cell office:value-type="float" office:value="21">
                <text:p>21</text:p>
              </table:table-cell>
              <table:table-cell office:value-type="float" office:value="1137">
                <text:p>11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991">
                <text:p>6991</text:p>
              </table:table-cell>
              <table:table-cell office:value-type="float" office:value="25">
                <text:p>25</text:p>
              </table:table-cell>
              <table:table-cell office:value-type="float" office:value="585">
                <text:p>5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75">
                <text:p>6075</text:p>
              </table:table-cell>
              <table:table-cell office:value-type="float" office:value="24">
                <text:p>24</text:p>
              </table:table-cell>
              <table:table-cell office:value-type="float" office:value="773">
                <text:p>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540">
                <text:p>4540</text:p>
              </table:table-cell>
              <table:table-cell office:value-type="float" office:value="21">
                <text:p>21</text:p>
              </table:table-cell>
              <table:table-cell office:value-type="float" office:value="1784">
                <text:p>1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946">
                <text:p>3946</text:p>
              </table:table-cell>
              <table:table-cell office:value-type="float" office:value="15">
                <text:p>15</text:p>
              </table:table-cell>
              <table:table-cell office:value-type="float" office:value="896">
                <text:p>8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666">
                <text:p>3666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729">
                <text:p>2729</text:p>
              </table:table-cell>
              <table:table-cell office:value-type="float" office:value="24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37">
                <text:p>1537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28">
                <text:p>628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44">
                <text:p>444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26">
                <text:p>42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94">
                <text:p>49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97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5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58">
                <text:p>85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58">
                <text:p>55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